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5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7"/>
          <table:table-cell office:value-type="string">
            <text:p>error percentage</text:p>
          </table:table-cell>
          <table:table-cell table:number-columns-repeated="3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ahs01 </text:p>
          </table:table-cell>
          <table:table-cell office:value-type="string">
            <text:p><text:s/>mit96 </text:p>
          </table:table-cell>
          <table:table-cell office:value-type="string">
            <text:p><text:s/>pey00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<text:s/>ahs01 </text:p>
          </table:table-cell>
          <table:table-cell office:value-type="string">
            <text:p><text:s/>mit96 </text:p>
          </table:table-cell>
          <table:table-cell office:value-type="string">
            <text:p><text:s/>pey00 </text:p>
          </table:table-cell>
          <table:table-cell>
            <draw:frame table:end-cell-address="Sheet1.S24" table:end-x="0.246cm" table:end-y="0.265cm" draw:z-index="0" draw:style-name="gr1" svg:width="18.044cm" svg:height="10.428cm" svg:x="0.267cm" svg:y="0.391cm">
              <draw:object draw:notify-on-update-of-ranges="Sheet1.B2:Sheet1.B2 Sheet1.B3:Sheet1.B93 Sheet1.C2:Sheet1.C2 Sheet1.C3:Sheet1.C93 Sheet1.B2:Sheet1.B2 Sheet1.B3:Sheet1.B93 Sheet1.D2:Sheet1.D2 Sheet1.D3:Sheet1.D93 Sheet1.B2:Sheet1.B2 Sheet1.B3:Sheet1.B93 Sheet1.E2:Sheet1.E2 Sheet1.E3:Sheet1.E93 Sheet1.B2:Sheet1.B2 Sheet1.B3:Sheet1.B93 Sheet1.F2:Sheet1.F2 Sheet1.F3:Sheet1.F9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CCATTGCTACC</text:p>
          </table:table-cell>
          <table:table-cell office:value-type="float" office:value="44.2">
            <text:p>44.2</text:p>
          </table:table-cell>
          <table:table-cell office:value-type="float" office:value="46.13">
            <text:p>46.13</text:p>
          </table:table-cell>
          <table:table-cell office:value-type="float" office:value="46.46">
            <text:p>46.46</text:p>
          </table:table-cell>
          <table:table-cell office:value-type="float" office:value="45.25">
            <text:p>45.25</text:p>
          </table:table-cell>
          <table:table-cell office:value-type="float" office:value="44.2">
            <text:p>44.2</text:p>
          </table:table-cell>
          <table:table-cell/>
          <table:table-cell table:formula="oooc:=ABS(([.C4]-[.B4])*100/[.B4])" office:value-type="float" office:value="4.36651583710407">
            <text:p>4.37</text:p>
          </table:table-cell>
          <table:table-cell table:formula="oooc:=ABS(([.D4]-[.B4])*100/[.B4])" office:value-type="float" office:value="5.1131221719457">
            <text:p>5.11</text:p>
          </table:table-cell>
          <table:table-cell table:formula="oooc:=ABS(([.E4]-[.B4])*100/[.B4])" office:value-type="float" office:value="2.37556561085972">
            <text:p>2.38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4.2">
            <text:p>44.2</text:p>
          </table:table-cell>
          <table:table-cell office:value-type="float" office:value="43.92">
            <text:p>43.92</text:p>
          </table:table-cell>
          <table:table-cell office:value-type="float" office:value="44.26">
            <text:p>44.26</text:p>
          </table:table-cell>
          <table:table-cell office:value-type="float" office:value="43.01">
            <text:p>43.01</text:p>
          </table:table-cell>
          <table:table-cell office:value-type="float" office:value="44.2">
            <text:p>44.2</text:p>
          </table:table-cell>
          <table:table-cell/>
          <table:table-cell table:formula="oooc:=ABS(([.C5]-[.B5])*100/[.B5])" office:value-type="float" office:value="0.63348416289593">
            <text:p>0.63</text:p>
          </table:table-cell>
          <table:table-cell table:formula="oooc:=ABS(([.D5]-[.B5])*100/[.B5])" office:value-type="float" office:value="0.135746606334831">
            <text:p>0.14</text:p>
          </table:table-cell>
          <table:table-cell table:formula="oooc:=ABS(([.E5]-[.B5])*100/[.B5])" office:value-type="float" office:value="2.6923076923077">
            <text:p>2.69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5.8">
            <text:p>55.8</text:p>
          </table:table-cell>
          <table:table-cell office:value-type="float" office:value="56.52">
            <text:p>56.52</text:p>
          </table:table-cell>
          <table:table-cell office:value-type="float" office:value="56.85">
            <text:p>56.85</text:p>
          </table:table-cell>
          <table:table-cell office:value-type="float" office:value="55.64">
            <text:p>55.64</text:p>
          </table:table-cell>
          <table:table-cell office:value-type="float" office:value="55.8">
            <text:p>55.8</text:p>
          </table:table-cell>
          <table:table-cell/>
          <table:table-cell table:formula="oooc:=ABS(([.C6]-[.B6])*100/[.B6])" office:value-type="float" office:value="1.29032258064517">
            <text:p>1.29</text:p>
          </table:table-cell>
          <table:table-cell table:formula="oooc:=ABS(([.D6]-[.B6])*100/[.B6])" office:value-type="float" office:value="1.88172043010753">
            <text:p>1.88</text:p>
          </table:table-cell>
          <table:table-cell table:formula="oooc:=ABS(([.E6]-[.B6])*100/[.B6])" office:value-type="float" office:value="0.286738351254474">
            <text:p>0.29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5.6">
            <text:p>65.6</text:p>
          </table:table-cell>
          <table:table-cell office:value-type="float" office:value="64.69">
            <text:p>64.69</text:p>
          </table:table-cell>
          <table:table-cell office:value-type="float" office:value="65.05">
            <text:p>65.05</text:p>
          </table:table-cell>
          <table:table-cell office:value-type="float" office:value="63.76">
            <text:p>63.76</text:p>
          </table:table-cell>
          <table:table-cell office:value-type="float" office:value="65.6">
            <text:p>65.6</text:p>
          </table:table-cell>
          <table:table-cell/>
          <table:table-cell table:formula="oooc:=ABS(([.C7]-[.B7])*100/[.B7])" office:value-type="float" office:value="1.38719512195121">
            <text:p>1.39</text:p>
          </table:table-cell>
          <table:table-cell table:formula="oooc:=ABS(([.D7]-[.B7])*100/[.B7])" office:value-type="float" office:value="0.838414634146337">
            <text:p>0.84</text:p>
          </table:table-cell>
          <table:table-cell table:formula="oooc:=ABS(([.E7]-[.B7])*100/[.B7])" office:value-type="float" office:value="2.80487804878048">
            <text:p>2.8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2.3">
            <text:p>52.3</text:p>
          </table:table-cell>
          <table:table-cell office:value-type="float" office:value="51.9">
            <text:p>51.9</text:p>
          </table:table-cell>
          <table:table-cell office:value-type="float" office:value="52.27">
            <text:p>52.27</text:p>
          </table:table-cell>
          <table:table-cell office:value-type="float" office:value="50.97">
            <text:p>50.97</text:p>
          </table:table-cell>
          <table:table-cell office:value-type="float" office:value="52.3">
            <text:p>52.3</text:p>
          </table:table-cell>
          <table:table-cell/>
          <table:table-cell table:formula="oooc:=ABS(([.C8]-[.B8])*100/[.B8])" office:value-type="float" office:value="0.764818355640533">
            <text:p>0.76</text:p>
          </table:table-cell>
          <table:table-cell table:formula="oooc:=ABS(([.D8]-[.B8])*100/[.B8])" office:value-type="float" office:value="0.0573613766730287">
            <text:p>0.06</text:p>
          </table:table-cell>
          <table:table-cell table:formula="oooc:=ABS(([.E8]-[.B8])*100/[.B8])" office:value-type="float" office:value="2.54302103250478">
            <text:p>2.54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8.7">
            <text:p>68.7</text:p>
          </table:table-cell>
          <table:table-cell office:value-type="float" office:value="70.54">
            <text:p>70.54</text:p>
          </table:table-cell>
          <table:table-cell office:value-type="float" office:value="70.87">
            <text:p>70.87</text:p>
          </table:table-cell>
          <table:table-cell office:value-type="float" office:value="69.66">
            <text:p>69.66</text:p>
          </table:table-cell>
          <table:table-cell office:value-type="float" office:value="68.7">
            <text:p>68.7</text:p>
          </table:table-cell>
          <table:table-cell/>
          <table:table-cell table:formula="oooc:=ABS(([.C9]-[.B9])*100/[.B9])" office:value-type="float" office:value="2.6783114992722">
            <text:p>2.68</text:p>
          </table:table-cell>
          <table:table-cell table:formula="oooc:=ABS(([.D9]-[.B9])*100/[.B9])" office:value-type="float" office:value="3.15866084425037">
            <text:p>3.16</text:p>
          </table:table-cell>
          <table:table-cell table:formula="oooc:=ABS(([.E9]-[.B9])*100/[.B9])" office:value-type="float" office:value="1.39737991266375">
            <text:p>1.4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4">
            <text:p>50.4</text:p>
          </table:table-cell>
          <table:table-cell office:value-type="float" office:value="55.05">
            <text:p>55.05</text:p>
          </table:table-cell>
          <table:table-cell office:value-type="float" office:value="55.33">
            <text:p>55.33</text:p>
          </table:table-cell>
          <table:table-cell office:value-type="float" office:value="54.31">
            <text:p>54.31</text:p>
          </table:table-cell>
          <table:table-cell office:value-type="float" office:value="50.4">
            <text:p>50.4</text:p>
          </table:table-cell>
          <table:table-cell/>
          <table:table-cell table:formula="oooc:=ABS(([.C10]-[.B10])*100/[.B10])" office:value-type="float" office:value="9.22619047619047">
            <text:p>9.23</text:p>
          </table:table-cell>
          <table:table-cell table:formula="oooc:=ABS(([.D10]-[.B10])*100/[.B10])" office:value-type="float" office:value="9.78174603174603">
            <text:p>9.78</text:p>
          </table:table-cell>
          <table:table-cell table:formula="oooc:=ABS(([.E10]-[.B10])*100/[.B10])" office:value-type="float" office:value="7.75793650793652">
            <text:p>7.76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50.2">
            <text:p>50.2</text:p>
          </table:table-cell>
          <table:table-cell office:value-type="float" office:value="53.16">
            <text:p>53.16</text:p>
          </table:table-cell>
          <table:table-cell office:value-type="float" office:value="53.46">
            <text:p>53.46</text:p>
          </table:table-cell>
          <table:table-cell office:value-type="float" office:value="52.36">
            <text:p>52.36</text:p>
          </table:table-cell>
          <table:table-cell office:value-type="float" office:value="50.2">
            <text:p>50.2</text:p>
          </table:table-cell>
          <table:table-cell/>
          <table:table-cell table:formula="oooc:=ABS(([.C11]-[.B11])*100/[.B11])" office:value-type="float" office:value="5.89641434262947">
            <text:p>5.9</text:p>
          </table:table-cell>
          <table:table-cell table:formula="oooc:=ABS(([.D11]-[.B11])*100/[.B11])" office:value-type="float" office:value="6.49402390438247">
            <text:p>6.49</text:p>
          </table:table-cell>
          <table:table-cell table:formula="oooc:=ABS(([.E11]-[.B11])*100/[.B11])" office:value-type="float" office:value="4.30278884462151">
            <text:p>4.3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1.2">
            <text:p>51.2</text:p>
          </table:table-cell>
          <table:table-cell office:value-type="float" office:value="53.42">
            <text:p>53.42</text:p>
          </table:table-cell>
          <table:table-cell office:value-type="float" office:value="53.7">
            <text:p>53.7</text:p>
          </table:table-cell>
          <table:table-cell office:value-type="float" office:value="52.68">
            <text:p>52.68</text:p>
          </table:table-cell>
          <table:table-cell office:value-type="float" office:value="51.2">
            <text:p>51.2</text:p>
          </table:table-cell>
          <table:table-cell/>
          <table:table-cell table:formula="oooc:=ABS(([.C12]-[.B12])*100/[.B12])" office:value-type="float" office:value="4.3359375">
            <text:p>4.34</text:p>
          </table:table-cell>
          <table:table-cell table:formula="oooc:=ABS(([.D12]-[.B12])*100/[.B12])" office:value-type="float" office:value="4.8828125">
            <text:p>4.88</text:p>
          </table:table-cell>
          <table:table-cell table:formula="oooc:=ABS(([.E12]-[.B12])*100/[.B12])" office:value-type="float" office:value="2.89062499999999">
            <text:p>2.89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50.7">
            <text:p>50.7</text:p>
          </table:table-cell>
          <table:table-cell office:value-type="float" office:value="51.52">
            <text:p>51.52</text:p>
          </table:table-cell>
          <table:table-cell office:value-type="float" office:value="51.83">
            <text:p>51.83</text:p>
          </table:table-cell>
          <table:table-cell office:value-type="float" office:value="50.73">
            <text:p>50.73</text:p>
          </table:table-cell>
          <table:table-cell office:value-type="float" office:value="50.7">
            <text:p>50.7</text:p>
          </table:table-cell>
          <table:table-cell/>
          <table:table-cell table:formula="oooc:=ABS(([.C13]-[.B13])*100/[.B13])" office:value-type="float" office:value="1.61735700197239">
            <text:p>1.62</text:p>
          </table:table-cell>
          <table:table-cell table:formula="oooc:=ABS(([.D13]-[.B13])*100/[.B13])" office:value-type="float" office:value="2.22879684418145">
            <text:p>2.23</text:p>
          </table:table-cell>
          <table:table-cell table:formula="oooc:=ABS(([.E13]-[.B13])*100/[.B13])" office:value-type="float" office:value="0.0591715976331243">
            <text:p>0.06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7.8">
            <text:p>47.8</text:p>
          </table:table-cell>
          <table:table-cell office:value-type="float" office:value="49.55">
            <text:p>49.55</text:p>
          </table:table-cell>
          <table:table-cell office:value-type="float" office:value="49.89">
            <text:p>49.89</text:p>
          </table:table-cell>
          <table:table-cell office:value-type="float" office:value="48.68">
            <text:p>48.68</text:p>
          </table:table-cell>
          <table:table-cell office:value-type="float" office:value="47.8">
            <text:p>47.8</text:p>
          </table:table-cell>
          <table:table-cell/>
          <table:table-cell table:formula="oooc:=ABS(([.C14]-[.B14])*100/[.B14])" office:value-type="float" office:value="3.66108786610879">
            <text:p>3.66</text:p>
          </table:table-cell>
          <table:table-cell table:formula="oooc:=ABS(([.D14]-[.B14])*100/[.B14])" office:value-type="float" office:value="4.3723849372385">
            <text:p>4.37</text:p>
          </table:table-cell>
          <table:table-cell table:formula="oooc:=ABS(([.E14]-[.B14])*100/[.B14])" office:value-type="float" office:value="1.84100418410042">
            <text:p>1.84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9">
            <text:p>55.9</text:p>
          </table:table-cell>
          <table:table-cell office:value-type="float" office:value="57.52">
            <text:p>57.52</text:p>
          </table:table-cell>
          <table:table-cell office:value-type="float" office:value="57.8">
            <text:p>57.8</text:p>
          </table:table-cell>
          <table:table-cell office:value-type="float" office:value="56.78">
            <text:p>56.78</text:p>
          </table:table-cell>
          <table:table-cell office:value-type="float" office:value="55.9">
            <text:p>55.9</text:p>
          </table:table-cell>
          <table:table-cell/>
          <table:table-cell table:formula="oooc:=ABS(([.C15]-[.B15])*100/[.B15])" office:value-type="float" office:value="2.89803220035779">
            <text:p>2.9</text:p>
          </table:table-cell>
          <table:table-cell table:formula="oooc:=ABS(([.D15]-[.B15])*100/[.B15])" office:value-type="float" office:value="3.39892665474061">
            <text:p>3.4</text:p>
          </table:table-cell>
          <table:table-cell table:formula="oooc:=ABS(([.E15]-[.B15])*100/[.B15])" office:value-type="float" office:value="1.5742397137746">
            <text:p>1.57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5.5">
            <text:p>55.5</text:p>
          </table:table-cell>
          <table:table-cell office:value-type="float" office:value="55.62">
            <text:p>55.62</text:p>
          </table:table-cell>
          <table:table-cell office:value-type="float" office:value="55.93">
            <text:p>55.93</text:p>
          </table:table-cell>
          <table:table-cell office:value-type="float" office:value="54.83">
            <text:p>54.83</text:p>
          </table:table-cell>
          <table:table-cell office:value-type="float" office:value="55.5">
            <text:p>55.5</text:p>
          </table:table-cell>
          <table:table-cell/>
          <table:table-cell table:formula="oooc:=ABS(([.C16]-[.B16])*100/[.B16])" office:value-type="float" office:value="0.216216216216212">
            <text:p>0.22</text:p>
          </table:table-cell>
          <table:table-cell table:formula="oooc:=ABS(([.D16]-[.B16])*100/[.B16])" office:value-type="float" office:value="0.774774774774774">
            <text:p>0.77</text:p>
          </table:table-cell>
          <table:table-cell table:formula="oooc:=ABS(([.E16]-[.B16])*100/[.B16])" office:value-type="float" office:value="1.20720720720721">
            <text:p>1.21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4.1">
            <text:p>64.1</text:p>
          </table:table-cell>
          <table:table-cell office:value-type="float" office:value="64.85">
            <text:p>64.85</text:p>
          </table:table-cell>
          <table:table-cell office:value-type="float" office:value="65.19">
            <text:p>65.19</text:p>
          </table:table-cell>
          <table:table-cell office:value-type="float" office:value="63.98">
            <text:p>63.98</text:p>
          </table:table-cell>
          <table:table-cell office:value-type="float" office:value="64.1">
            <text:p>64.1</text:p>
          </table:table-cell>
          <table:table-cell/>
          <table:table-cell table:formula="oooc:=ABS(([.C17]-[.B17])*100/[.B17])" office:value-type="float" office:value="1.17004680187207">
            <text:p>1.17</text:p>
          </table:table-cell>
          <table:table-cell table:formula="oooc:=ABS(([.D17]-[.B17])*100/[.B17])" office:value-type="float" office:value="1.70046801872075">
            <text:p>1.7</text:p>
          </table:table-cell>
          <table:table-cell table:formula="oooc:=ABS(([.E17]-[.B17])*100/[.B17])" office:value-type="float" office:value="0.187207488299528">
            <text:p>0.19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1.6">
            <text:p>71.6</text:p>
          </table:table-cell>
          <table:table-cell office:value-type="float" office:value="70.84">
            <text:p>70.84</text:p>
          </table:table-cell>
          <table:table-cell office:value-type="float" office:value="71.19">
            <text:p>71.19</text:p>
          </table:table-cell>
          <table:table-cell office:value-type="float" office:value="69.94">
            <text:p>69.94</text:p>
          </table:table-cell>
          <table:table-cell office:value-type="float" office:value="71.6">
            <text:p>71.6</text:p>
          </table:table-cell>
          <table:table-cell/>
          <table:table-cell table:formula="oooc:=ABS(([.C18]-[.B18])*100/[.B18])" office:value-type="float" office:value="1.06145251396647">
            <text:p>1.06</text:p>
          </table:table-cell>
          <table:table-cell table:formula="oooc:=ABS(([.D18]-[.B18])*100/[.B18])" office:value-type="float" office:value="0.572625698324018">
            <text:p>0.57</text:p>
          </table:table-cell>
          <table:table-cell table:formula="oooc:=ABS(([.E18]-[.B18])*100/[.B18])" office:value-type="float" office:value="2.31843575418994">
            <text:p>2.32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2.3">
            <text:p>72.3</text:p>
          </table:table-cell>
          <table:table-cell office:value-type="float" office:value="72.92">
            <text:p>72.92</text:p>
          </table:table-cell>
          <table:table-cell office:value-type="float" office:value="73.25">
            <text:p>73.25</text:p>
          </table:table-cell>
          <table:table-cell office:value-type="float" office:value="72.04">
            <text:p>72.04</text:p>
          </table:table-cell>
          <table:table-cell office:value-type="float" office:value="72.3">
            <text:p>72.3</text:p>
          </table:table-cell>
          <table:table-cell/>
          <table:table-cell table:formula="oooc:=ABS(([.C19]-[.B19])*100/[.B19])" office:value-type="float" office:value="0.857538035961279">
            <text:p>0.86</text:p>
          </table:table-cell>
          <table:table-cell table:formula="oooc:=ABS(([.D19]-[.B19])*100/[.B19])" office:value-type="float" office:value="1.31396957123099">
            <text:p>1.31</text:p>
          </table:table-cell>
          <table:table-cell table:formula="oooc:=ABS(([.E19]-[.B19])*100/[.B19])" office:value-type="float" office:value="0.35961272475794">
            <text:p>0.36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7.8">
            <text:p>77.8</text:p>
          </table:table-cell>
          <table:table-cell office:value-type="float" office:value="79.04">
            <text:p>79.04</text:p>
          </table:table-cell>
          <table:table-cell office:value-type="float" office:value="79.39">
            <text:p>79.39</text:p>
          </table:table-cell>
          <table:table-cell office:value-type="float" office:value="78.14">
            <text:p>78.14</text:p>
          </table:table-cell>
          <table:table-cell office:value-type="float" office:value="77.8">
            <text:p>77.8</text:p>
          </table:table-cell>
          <table:table-cell/>
          <table:table-cell table:formula="oooc:=ABS(([.C20]-[.B20])*100/[.B20])" office:value-type="float" office:value="1.59383033419024">
            <text:p>1.59</text:p>
          </table:table-cell>
          <table:table-cell table:formula="oooc:=ABS(([.D20]-[.B20])*100/[.B20])" office:value-type="float" office:value="2.04370179948587">
            <text:p>2.04</text:p>
          </table:table-cell>
          <table:table-cell table:formula="oooc:=ABS(([.E20]-[.B20])*100/[.B20])" office:value-type="float" office:value="0.437017994858616">
            <text:p>0.44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3.3">
            <text:p>43.3</text:p>
          </table:table-cell>
          <table:table-cell office:value-type="float" office:value="43.7">
            <text:p>43.7</text:p>
          </table:table-cell>
          <table:table-cell office:value-type="float" office:value="44.07">
            <text:p>44.07</text:p>
          </table:table-cell>
          <table:table-cell office:value-type="float" office:value="42.77">
            <text:p>42.77</text:p>
          </table:table-cell>
          <table:table-cell office:value-type="float" office:value="43.3">
            <text:p>43.3</text:p>
          </table:table-cell>
          <table:table-cell/>
          <table:table-cell table:formula="oooc:=ABS(([.C21]-[.B21])*100/[.B21])" office:value-type="float" office:value="0.923787528868373">
            <text:p>0.92</text:p>
          </table:table-cell>
          <table:table-cell table:formula="oooc:=ABS(([.D21]-[.B21])*100/[.B21])" office:value-type="float" office:value="1.7782909930716">
            <text:p>1.78</text:p>
          </table:table-cell>
          <table:table-cell table:formula="oooc:=ABS(([.E21]-[.B21])*100/[.B21])" office:value-type="float" office:value="1.22401847575056">
            <text:p>1.22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1.3">
            <text:p>71.3</text:p>
          </table:table-cell>
          <table:table-cell office:value-type="float" office:value="70.71">
            <text:p>70.71</text:p>
          </table:table-cell>
          <table:table-cell office:value-type="float" office:value="71.06">
            <text:p>71.06</text:p>
          </table:table-cell>
          <table:table-cell office:value-type="float" office:value="69.8">
            <text:p>69.8</text:p>
          </table:table-cell>
          <table:table-cell office:value-type="float" office:value="71.3">
            <text:p>71.3</text:p>
          </table:table-cell>
          <table:table-cell/>
          <table:table-cell table:formula="oooc:=ABS(([.C22]-[.B22])*100/[.B22])" office:value-type="float" office:value="0.827489481065923">
            <text:p>0.83</text:p>
          </table:table-cell>
          <table:table-cell table:formula="oooc:=ABS(([.D22]-[.B22])*100/[.B22])" office:value-type="float" office:value="0.336605890603078">
            <text:p>0.34</text:p>
          </table:table-cell>
          <table:table-cell table:formula="oooc:=ABS(([.E22]-[.B22])*100/[.B22])" office:value-type="float" office:value="2.10378681626928">
            <text:p>2.1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0.2">
            <text:p>40.2</text:p>
          </table:table-cell>
          <table:table-cell office:value-type="float" office:value="40.28">
            <text:p>40.28</text:p>
          </table:table-cell>
          <table:table-cell office:value-type="float" office:value="40.64">
            <text:p>40.64</text:p>
          </table:table-cell>
          <table:table-cell office:value-type="float" office:value="39.35">
            <text:p>39.35</text:p>
          </table:table-cell>
          <table:table-cell office:value-type="float" office:value="40.2">
            <text:p>40.2</text:p>
          </table:table-cell>
          <table:table-cell/>
          <table:table-cell table:formula="oooc:=ABS(([.C23]-[.B23])*100/[.B23])" office:value-type="float" office:value="0.199004975124374">
            <text:p>0.2</text:p>
          </table:table-cell>
          <table:table-cell table:formula="oooc:=ABS(([.D23]-[.B23])*100/[.B23])" office:value-type="float" office:value="1.09452736318407">
            <text:p>1.09</text:p>
          </table:table-cell>
          <table:table-cell table:formula="oooc:=ABS(([.E23]-[.B23])*100/[.B23])" office:value-type="float" office:value="2.11442786069652">
            <text:p>2.11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9">
            <text:p>73.9</text:p>
          </table:table-cell>
          <table:table-cell office:value-type="float" office:value="78.55">
            <text:p>78.55</text:p>
          </table:table-cell>
          <table:table-cell office:value-type="float" office:value="78.83">
            <text:p>78.83</text:p>
          </table:table-cell>
          <table:table-cell office:value-type="float" office:value="77.81">
            <text:p>77.81</text:p>
          </table:table-cell>
          <table:table-cell office:value-type="float" office:value="73.9">
            <text:p>73.9</text:p>
          </table:table-cell>
          <table:table-cell/>
          <table:table-cell table:formula="oooc:=ABS(([.C24]-[.B24])*100/[.B24])" office:value-type="float" office:value="6.29228687415425">
            <text:p>6.29</text:p>
          </table:table-cell>
          <table:table-cell table:formula="oooc:=ABS(([.D24]-[.B24])*100/[.B24])" office:value-type="float" office:value="6.67117726657644">
            <text:p>6.67</text:p>
          </table:table-cell>
          <table:table-cell table:formula="oooc:=ABS(([.E24]-[.B24])*100/[.B24])" office:value-type="float" office:value="5.29093369418132">
            <text:p>5.29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3.6">
            <text:p>73.6</text:p>
          </table:table-cell>
          <table:table-cell office:value-type="float" office:value="76.66">
            <text:p>76.66</text:p>
          </table:table-cell>
          <table:table-cell office:value-type="float" office:value="76.96">
            <text:p>76.96</text:p>
          </table:table-cell>
          <table:table-cell office:value-type="float" office:value="75.86">
            <text:p>75.86</text:p>
          </table:table-cell>
          <table:table-cell office:value-type="float" office:value="73.6">
            <text:p>73.6</text:p>
          </table:table-cell>
          <table:table-cell/>
          <table:table-cell table:formula="oooc:=ABS(([.C25]-[.B25])*100/[.B25])" office:value-type="float" office:value="4.15760869565218">
            <text:p>4.16</text:p>
          </table:table-cell>
          <table:table-cell table:formula="oooc:=ABS(([.D25]-[.B25])*100/[.B25])" office:value-type="float" office:value="4.56521739130435">
            <text:p>4.57</text:p>
          </table:table-cell>
          <table:table-cell table:formula="oooc:=ABS(([.E25]-[.B25])*100/[.B25])" office:value-type="float" office:value="3.07065217391305">
            <text:p>3.0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4.8">
            <text:p>64.8</text:p>
          </table:table-cell>
          <table:table-cell office:value-type="float" office:value="64.72">
            <text:p>64.72</text:p>
          </table:table-cell>
          <table:table-cell office:value-type="float" office:value="65.05">
            <text:p>65.05</text:p>
          </table:table-cell>
          <table:table-cell office:value-type="float" office:value="63.84">
            <text:p>63.84</text:p>
          </table:table-cell>
          <table:table-cell office:value-type="float" office:value="64.8">
            <text:p>64.8</text:p>
          </table:table-cell>
          <table:table-cell/>
          <table:table-cell table:formula="oooc:=ABS(([.C26]-[.B26])*100/[.B26])" office:value-type="float" office:value="0.123456790123454">
            <text:p>0.12</text:p>
          </table:table-cell>
          <table:table-cell table:formula="oooc:=ABS(([.D26]-[.B26])*100/[.B26])" office:value-type="float" office:value="0.385802469135802">
            <text:p>0.39</text:p>
          </table:table-cell>
          <table:table-cell table:formula="oooc:=ABS(([.E26]-[.B26])*100/[.B26])" office:value-type="float" office:value="1.48148148148147">
            <text:p>1.48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9">
            <text:p>73.9</text:p>
          </table:table-cell>
          <table:table-cell office:value-type="float" office:value="78.42">
            <text:p>78.42</text:p>
          </table:table-cell>
          <table:table-cell office:value-type="float" office:value="78.7">
            <text:p>78.7</text:p>
          </table:table-cell>
          <table:table-cell office:value-type="float" office:value="77.68">
            <text:p>77.68</text:p>
          </table:table-cell>
          <table:table-cell office:value-type="float" office:value="73.9">
            <text:p>73.9</text:p>
          </table:table-cell>
          <table:table-cell/>
          <table:table-cell table:formula="oooc:=ABS(([.C27]-[.B27])*100/[.B27])" office:value-type="float" office:value="6.11637347767252">
            <text:p>6.12</text:p>
          </table:table-cell>
          <table:table-cell table:formula="oooc:=ABS(([.D27]-[.B27])*100/[.B27])" office:value-type="float" office:value="6.49526387009472">
            <text:p>6.5</text:p>
          </table:table-cell>
          <table:table-cell table:formula="oooc:=ABS(([.E27]-[.B27])*100/[.B27])" office:value-type="float" office:value="5.1150202976996">
            <text:p>5.12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73.4">
            <text:p>73.4</text:p>
          </table:table-cell>
          <table:table-cell office:value-type="float" office:value="76.52">
            <text:p>76.52</text:p>
          </table:table-cell>
          <table:table-cell office:value-type="float" office:value="76.83">
            <text:p>76.83</text:p>
          </table:table-cell>
          <table:table-cell office:value-type="float" office:value="75.73">
            <text:p>75.73</text:p>
          </table:table-cell>
          <table:table-cell office:value-type="float" office:value="73.4">
            <text:p>73.4</text:p>
          </table:table-cell>
          <table:table-cell/>
          <table:table-cell table:formula="oooc:=ABS(([.C28]-[.B28])*100/[.B28])" office:value-type="float" office:value="4.25068119891007">
            <text:p>4.25</text:p>
          </table:table-cell>
          <table:table-cell table:formula="oooc:=ABS(([.D28]-[.B28])*100/[.B28])" office:value-type="float" office:value="4.67302452316075">
            <text:p>4.67</text:p>
          </table:table-cell>
          <table:table-cell table:formula="oooc:=ABS(([.E28]-[.B28])*100/[.B28])" office:value-type="float" office:value="3.17438692098092">
            <text:p>3.17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8.6">
            <text:p>78.6</text:p>
          </table:table-cell>
          <table:table-cell office:value-type="float" office:value="81.25">
            <text:p>81.25</text:p>
          </table:table-cell>
          <table:table-cell office:value-type="float" office:value="81.59">
            <text:p>81.59</text:p>
          </table:table-cell>
          <table:table-cell office:value-type="float" office:value="80.38">
            <text:p>80.38</text:p>
          </table:table-cell>
          <table:table-cell office:value-type="float" office:value="78.6">
            <text:p>78.6</text:p>
          </table:table-cell>
          <table:table-cell/>
          <table:table-cell table:formula="oooc:=ABS(([.C29]-[.B29])*100/[.B29])" office:value-type="float" office:value="3.37150127226464">
            <text:p>3.37</text:p>
          </table:table-cell>
          <table:table-cell table:formula="oooc:=ABS(([.D29]-[.B29])*100/[.B29])" office:value-type="float" office:value="3.80407124681935">
            <text:p>3.8</text:p>
          </table:table-cell>
          <table:table-cell table:formula="oooc:=ABS(([.E29]-[.B29])*100/[.B29])" office:value-type="float" office:value="2.264631043257">
            <text:p>2.2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6">
            <text:p>77.6</text:p>
          </table:table-cell>
          <table:table-cell office:value-type="float" office:value="84.24">
            <text:p>84.24</text:p>
          </table:table-cell>
          <table:table-cell office:value-type="float" office:value="84.52">
            <text:p>84.52</text:p>
          </table:table-cell>
          <table:table-cell office:value-type="float" office:value="83.5">
            <text:p>83.5</text:p>
          </table:table-cell>
          <table:table-cell office:value-type="float" office:value="77.6">
            <text:p>77.6</text:p>
          </table:table-cell>
          <table:table-cell/>
          <table:table-cell table:formula="oooc:=ABS(([.C30]-[.B30])*100/[.B30])" office:value-type="float" office:value="8.55670103092783">
            <text:p>8.56</text:p>
          </table:table-cell>
          <table:table-cell table:formula="oooc:=ABS(([.D30]-[.B30])*100/[.B30])" office:value-type="float" office:value="8.91752577319588">
            <text:p>8.92</text:p>
          </table:table-cell>
          <table:table-cell table:formula="oooc:=ABS(([.E30]-[.B30])*100/[.B30])" office:value-type="float" office:value="7.60309278350516">
            <text:p>7.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7.3">
            <text:p>77.3</text:p>
          </table:table-cell>
          <table:table-cell office:value-type="float" office:value="82.34">
            <text:p>82.34</text:p>
          </table:table-cell>
          <table:table-cell office:value-type="float" office:value="82.65">
            <text:p>82.65</text:p>
          </table:table-cell>
          <table:table-cell office:value-type="float" office:value="81.55">
            <text:p>81.55</text:p>
          </table:table-cell>
          <table:table-cell office:value-type="float" office:value="77.3">
            <text:p>77.3</text:p>
          </table:table-cell>
          <table:table-cell/>
          <table:table-cell table:formula="oooc:=ABS(([.C31]-[.B31])*100/[.B31])" office:value-type="float" office:value="6.52005174644244">
            <text:p>6.52</text:p>
          </table:table-cell>
          <table:table-cell table:formula="oooc:=ABS(([.D31]-[.B31])*100/[.B31])" office:value-type="float" office:value="6.92108667529109">
            <text:p>6.92</text:p>
          </table:table-cell>
          <table:table-cell table:formula="oooc:=ABS(([.E31]-[.B31])*100/[.B31])" office:value-type="float" office:value="5.4980595084088">
            <text:p>5.5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7">
            <text:p>79.7</text:p>
          </table:table-cell>
          <table:table-cell office:value-type="float" office:value="86.75">
            <text:p>86.75</text:p>
          </table:table-cell>
          <table:table-cell office:value-type="float" office:value="87.03">
            <text:p>87.03</text:p>
          </table:table-cell>
          <table:table-cell office:value-type="float" office:value="86.01">
            <text:p>86.01</text:p>
          </table:table-cell>
          <table:table-cell office:value-type="float" office:value="79.7">
            <text:p>79.7</text:p>
          </table:table-cell>
          <table:table-cell/>
          <table:table-cell table:formula="oooc:=ABS(([.C32]-[.B32])*100/[.B32])" office:value-type="float" office:value="8.84567126725219">
            <text:p>8.85</text:p>
          </table:table-cell>
          <table:table-cell table:formula="oooc:=ABS(([.D32]-[.B32])*100/[.B32])" office:value-type="float" office:value="9.1969887076537">
            <text:p>9.2</text:p>
          </table:table-cell>
          <table:table-cell table:formula="oooc:=ABS(([.E32]-[.B32])*100/[.B32])" office:value-type="float" office:value="7.91718946047679">
            <text:p>7.92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9.4">
            <text:p>79.4</text:p>
          </table:table-cell>
          <table:table-cell office:value-type="float" office:value="84.86">
            <text:p>84.86</text:p>
          </table:table-cell>
          <table:table-cell office:value-type="float" office:value="85.16">
            <text:p>85.16</text:p>
          </table:table-cell>
          <table:table-cell office:value-type="float" office:value="84.06">
            <text:p>84.06</text:p>
          </table:table-cell>
          <table:table-cell office:value-type="float" office:value="79.4">
            <text:p>79.4</text:p>
          </table:table-cell>
          <table:table-cell/>
          <table:table-cell table:formula="oooc:=ABS(([.C33]-[.B33])*100/[.B33])" office:value-type="float" office:value="6.87657430730478">
            <text:p>6.88</text:p>
          </table:table-cell>
          <table:table-cell table:formula="oooc:=ABS(([.D33]-[.B33])*100/[.B33])" office:value-type="float" office:value="7.25440806045339">
            <text:p>7.25</text:p>
          </table:table-cell>
          <table:table-cell table:formula="oooc:=ABS(([.E33]-[.B33])*100/[.B33])" office:value-type="float" office:value="5.86901763224181">
            <text:p>5.87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8.8">
            <text:p>48.8</text:p>
          </table:table-cell>
          <table:table-cell office:value-type="float" office:value="47.92">
            <text:p>47.92</text:p>
          </table:table-cell>
          <table:table-cell office:value-type="float" office:value="48.25">
            <text:p>48.25</text:p>
          </table:table-cell>
          <table:table-cell office:value-type="float" office:value="47.04">
            <text:p>47.04</text:p>
          </table:table-cell>
          <table:table-cell office:value-type="float" office:value="48.8">
            <text:p>48.8</text:p>
          </table:table-cell>
          <table:table-cell/>
          <table:table-cell table:formula="oooc:=ABS(([.C34]-[.B34])*100/[.B34])" office:value-type="float" office:value="1.80327868852458">
            <text:p>1.8</text:p>
          </table:table-cell>
          <table:table-cell table:formula="oooc:=ABS(([.D34]-[.B34])*100/[.B34])" office:value-type="float" office:value="1.12704918032786">
            <text:p>1.13</text:p>
          </table:table-cell>
          <table:table-cell table:formula="oooc:=ABS(([.E34]-[.B34])*100/[.B34])" office:value-type="float" office:value="3.60655737704918">
            <text:p>3.61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69.8">
            <text:p>69.8</text:p>
          </table:table-cell>
          <table:table-cell office:value-type="float" office:value="67.2">
            <text:p>67.2</text:p>
          </table:table-cell>
          <table:table-cell office:value-type="float" office:value="67.57">
            <text:p>67.57</text:p>
          </table:table-cell>
          <table:table-cell office:value-type="float" office:value="66.27">
            <text:p>66.27</text:p>
          </table:table-cell>
          <table:table-cell office:value-type="float" office:value="69.8">
            <text:p>69.8</text:p>
          </table:table-cell>
          <table:table-cell/>
          <table:table-cell table:formula="oooc:=ABS(([.C35]-[.B35])*100/[.B35])" office:value-type="float" office:value="3.72492836676217">
            <text:p>3.72</text:p>
          </table:table-cell>
          <table:table-cell table:formula="oooc:=ABS(([.D35]-[.B35])*100/[.B35])" office:value-type="float" office:value="3.1948424068768">
            <text:p>3.19</text:p>
          </table:table-cell>
          <table:table-cell table:formula="oooc:=ABS(([.E35]-[.B35])*100/[.B35])" office:value-type="float" office:value="5.05730659025788">
            <text:p>5.06</text:p>
          </table:table-cell>
          <table:table-cell/>
        </table:table-row>
        <table:table-row table:style-name="ro1">
          <table:table-cell office:value-type="string">
            <text:p>GACCTGACGTGGACCGCTCCTGGGCGTGGT</text:p>
          </table:table-cell>
          <table:table-cell office:value-type="float" office:value="76.1">
            <text:p>76.1</text:p>
          </table:table-cell>
          <table:table-cell office:value-type="float" office:value="75.4">
            <text:p>75.4</text:p>
          </table:table-cell>
          <table:table-cell office:value-type="float" office:value="75.77">
            <text:p>75.77</text:p>
          </table:table-cell>
          <table:table-cell office:value-type="float" office:value="74.47">
            <text:p>74.47</text:p>
          </table:table-cell>
          <table:table-cell office:value-type="float" office:value="76.1">
            <text:p>76.1</text:p>
          </table:table-cell>
          <table:table-cell/>
          <table:table-cell table:formula="oooc:=ABS(([.C36]-[.B36])*100/[.B36])" office:value-type="float" office:value="0.919842312746371">
            <text:p>0.92</text:p>
          </table:table-cell>
          <table:table-cell table:formula="oooc:=ABS(([.D36]-[.B36])*100/[.B36])" office:value-type="float" office:value="0.43363994743758">
            <text:p>0.43</text:p>
          </table:table-cell>
          <table:table-cell table:formula="oooc:=ABS(([.E36]-[.B36])*100/[.B36])" office:value-type="float" office:value="2.14191852825229">
            <text:p>2.14</text:p>
          </table:table-cell>
          <table:table-cell/>
        </table:table-row>
        <table:table-row table:style-name="ro1">
          <table:table-cell office:value-type="string">
            <text:p>CAGCCTCGTTCGCACAGCCC</text:p>
          </table:table-cell>
          <table:table-cell office:value-type="float" office:value="68.9">
            <text:p>68.9</text:p>
          </table:table-cell>
          <table:table-cell office:value-type="float" office:value="67.07">
            <text:p>67.07</text:p>
          </table:table-cell>
          <table:table-cell office:value-type="float" office:value="67.43">
            <text:p>67.43</text:p>
          </table:table-cell>
          <table:table-cell office:value-type="float" office:value="66.14">
            <text:p>66.14</text:p>
          </table:table-cell>
          <table:table-cell office:value-type="float" office:value="68.9">
            <text:p>68.9</text:p>
          </table:table-cell>
          <table:table-cell/>
          <table:table-cell table:formula="oooc:=ABS(([.C37]-[.B37])*100/[.B37])" office:value-type="float" office:value="2.65602322206098">
            <text:p>2.66</text:p>
          </table:table-cell>
          <table:table-cell table:formula="oooc:=ABS(([.D37]-[.B37])*100/[.B37])" office:value-type="float" office:value="2.13352685050798">
            <text:p>2.13</text:p>
          </table:table-cell>
          <table:table-cell table:formula="oooc:=ABS(([.E37]-[.B37])*100/[.B37])" office:value-type="float" office:value="4.00580551523948">
            <text:p>4.01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0.6">
            <text:p>40.6</text:p>
          </table:table-cell>
          <table:table-cell office:value-type="float" office:value="39.72">
            <text:p>39.72</text:p>
          </table:table-cell>
          <table:table-cell office:value-type="float" office:value="40.05">
            <text:p>40.05</text:p>
          </table:table-cell>
          <table:table-cell office:value-type="float" office:value="38.84">
            <text:p>38.84</text:p>
          </table:table-cell>
          <table:table-cell office:value-type="float" office:value="40.6">
            <text:p>40.6</text:p>
          </table:table-cell>
          <table:table-cell/>
          <table:table-cell table:formula="oooc:=ABS(([.C38]-[.B38])*100/[.B38])" office:value-type="float" office:value="2.16748768472907">
            <text:p>2.17</text:p>
          </table:table-cell>
          <table:table-cell table:formula="oooc:=ABS(([.D38]-[.B38])*100/[.B38])" office:value-type="float" office:value="1.35467980295568">
            <text:p>1.35</text:p>
          </table:table-cell>
          <table:table-cell table:formula="oooc:=ABS(([.E38]-[.B38])*100/[.B38])" office:value-type="float" office:value="4.33497536945812">
            <text:p>4.33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4.6">
            <text:p>54.6</text:p>
          </table:table-cell>
          <table:table-cell office:value-type="float" office:value="54.31">
            <text:p>54.31</text:p>
          </table:table-cell>
          <table:table-cell office:value-type="float" office:value="54.66">
            <text:p>54.66</text:p>
          </table:table-cell>
          <table:table-cell office:value-type="float" office:value="53.4">
            <text:p>53.4</text:p>
          </table:table-cell>
          <table:table-cell office:value-type="float" office:value="54.6">
            <text:p>54.6</text:p>
          </table:table-cell>
          <table:table-cell/>
          <table:table-cell table:formula="oooc:=ABS(([.C39]-[.B39])*100/[.B39])" office:value-type="float" office:value="0.53113553113553">
            <text:p>0.53</text:p>
          </table:table-cell>
          <table:table-cell table:formula="oooc:=ABS(([.D39]-[.B39])*100/[.B39])" office:value-type="float" office:value="0.109890109890101">
            <text:p>0.11</text:p>
          </table:table-cell>
          <table:table-cell table:formula="oooc:=ABS(([.E39]-[.B39])*100/[.B39])" office:value-type="float" office:value="2.1978021978022">
            <text:p>2.2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3.7">
            <text:p>53.7</text:p>
          </table:table-cell>
          <table:table-cell office:value-type="float" office:value="52.02">
            <text:p>52.02</text:p>
          </table:table-cell>
          <table:table-cell office:value-type="float" office:value="52.35">
            <text:p>52.35</text:p>
          </table:table-cell>
          <table:table-cell office:value-type="float" office:value="51.14">
            <text:p>51.14</text:p>
          </table:table-cell>
          <table:table-cell office:value-type="float" office:value="53.7">
            <text:p>53.7</text:p>
          </table:table-cell>
          <table:table-cell/>
          <table:table-cell table:formula="oooc:=ABS(([.C40]-[.B40])*100/[.B40])" office:value-type="float" office:value="3.12849162011173">
            <text:p>3.13</text:p>
          </table:table-cell>
          <table:table-cell table:formula="oooc:=ABS(([.D40]-[.B40])*100/[.B40])" office:value-type="float" office:value="2.51396648044693">
            <text:p>2.51</text:p>
          </table:table-cell>
          <table:table-cell table:formula="oooc:=ABS(([.E40]-[.B40])*100/[.B40])" office:value-type="float" office:value="4.76722532588455">
            <text:p>4.77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70.3">
            <text:p>70.3</text:p>
          </table:table-cell>
          <table:table-cell office:value-type="float" office:value="76.04">
            <text:p>76.04</text:p>
          </table:table-cell>
          <table:table-cell office:value-type="float" office:value="76.32">
            <text:p>76.32</text:p>
          </table:table-cell>
          <table:table-cell office:value-type="float" office:value="75.3">
            <text:p>75.3</text:p>
          </table:table-cell>
          <table:table-cell office:value-type="float" office:value="70.3">
            <text:p>70.3</text:p>
          </table:table-cell>
          <table:table-cell/>
          <table:table-cell table:formula="oooc:=ABS(([.C41]-[.B41])*100/[.B41])" office:value-type="float" office:value="8.16500711237555">
            <text:p>8.17</text:p>
          </table:table-cell>
          <table:table-cell table:formula="oooc:=ABS(([.D41]-[.B41])*100/[.B41])" office:value-type="float" office:value="8.5633001422475">
            <text:p>8.56</text:p>
          </table:table-cell>
          <table:table-cell table:formula="oooc:=ABS(([.E41]-[.B41])*100/[.B41])" office:value-type="float" office:value="7.11237553342816">
            <text:p>7.11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9.8">
            <text:p>69.8</text:p>
          </table:table-cell>
          <table:table-cell office:value-type="float" office:value="74.14">
            <text:p>74.14</text:p>
          </table:table-cell>
          <table:table-cell office:value-type="float" office:value="74.45">
            <text:p>74.45</text:p>
          </table:table-cell>
          <table:table-cell office:value-type="float" office:value="73.35">
            <text:p>73.35</text:p>
          </table:table-cell>
          <table:table-cell office:value-type="float" office:value="69.8">
            <text:p>69.8</text:p>
          </table:table-cell>
          <table:table-cell/>
          <table:table-cell table:formula="oooc:=ABS(([.C42]-[.B42])*100/[.B42])" office:value-type="float" office:value="6.21776504297995">
            <text:p>6.22</text:p>
          </table:table-cell>
          <table:table-cell table:formula="oooc:=ABS(([.D42]-[.B42])*100/[.B42])" office:value-type="float" office:value="6.66189111747852">
            <text:p>6.66</text:p>
          </table:table-cell>
          <table:table-cell table:formula="oooc:=ABS(([.E42]-[.B42])*100/[.B42])" office:value-type="float" office:value="5.08595988538682">
            <text:p>5.09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0.9">
            <text:p>30.9</text:p>
          </table:table-cell>
          <table:table-cell office:value-type="float" office:value="29.31">
            <text:p>29.31</text:p>
          </table:table-cell>
          <table:table-cell office:value-type="float" office:value="29.66">
            <text:p>29.66</text:p>
          </table:table-cell>
          <table:table-cell office:value-type="float" office:value="28.4">
            <text:p>28.4</text:p>
          </table:table-cell>
          <table:table-cell office:value-type="float" office:value="30.9">
            <text:p>30.9</text:p>
          </table:table-cell>
          <table:table-cell/>
          <table:table-cell table:formula="oooc:=ABS(([.C43]-[.B43])*100/[.B43])" office:value-type="float" office:value="5.14563106796117">
            <text:p>5.15</text:p>
          </table:table-cell>
          <table:table-cell table:formula="oooc:=ABS(([.D43]-[.B43])*100/[.B43])" office:value-type="float" office:value="4.01294498381877">
            <text:p>4.01</text:p>
          </table:table-cell>
          <table:table-cell table:formula="oooc:=ABS(([.E43]-[.B43])*100/[.B43])" office:value-type="float" office:value="8.09061488673139">
            <text:p>8.09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3.7">
            <text:p>63.7</text:p>
          </table:table-cell>
          <table:table-cell office:value-type="float" office:value="62.51">
            <text:p>62.51</text:p>
          </table:table-cell>
          <table:table-cell office:value-type="float" office:value="62.86">
            <text:p>62.86</text:p>
          </table:table-cell>
          <table:table-cell office:value-type="float" office:value="61.6">
            <text:p>61.6</text:p>
          </table:table-cell>
          <table:table-cell office:value-type="float" office:value="63.7">
            <text:p>63.7</text:p>
          </table:table-cell>
          <table:table-cell/>
          <table:table-cell table:formula="oooc:=ABS(([.C44]-[.B44])*100/[.B44])" office:value-type="float" office:value="1.86813186813188">
            <text:p>1.87</text:p>
          </table:table-cell>
          <table:table-cell table:formula="oooc:=ABS(([.D44]-[.B44])*100/[.B44])" office:value-type="float" office:value="1.31868131868132">
            <text:p>1.32</text:p>
          </table:table-cell>
          <table:table-cell table:formula="oooc:=ABS(([.E44]-[.B44])*100/[.B44])" office:value-type="float" office:value="3.2967032967033">
            <text:p>3.3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3">
            <text:p>63</text:p>
          </table:table-cell>
          <table:table-cell office:value-type="float" office:value="67.84">
            <text:p>67.84</text:p>
          </table:table-cell>
          <table:table-cell office:value-type="float" office:value="68.12">
            <text:p>68.12</text:p>
          </table:table-cell>
          <table:table-cell office:value-type="float" office:value="67.1">
            <text:p>67.1</text:p>
          </table:table-cell>
          <table:table-cell office:value-type="float" office:value="63">
            <text:p>63</text:p>
          </table:table-cell>
          <table:table-cell/>
          <table:table-cell table:formula="oooc:=ABS(([.C45]-[.B45])*100/[.B45])" office:value-type="float" office:value="7.68253968253969">
            <text:p>7.68</text:p>
          </table:table-cell>
          <table:table-cell table:formula="oooc:=ABS(([.D45]-[.B45])*100/[.B45])" office:value-type="float" office:value="8.12698412698413">
            <text:p>8.13</text:p>
          </table:table-cell>
          <table:table-cell table:formula="oooc:=ABS(([.E45]-[.B45])*100/[.B45])" office:value-type="float" office:value="6.5079365079365">
            <text:p>6.51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2.4">
            <text:p>62.4</text:p>
          </table:table-cell>
          <table:table-cell office:value-type="float" office:value="65.94">
            <text:p>65.94</text:p>
          </table:table-cell>
          <table:table-cell office:value-type="float" office:value="66.25">
            <text:p>66.25</text:p>
          </table:table-cell>
          <table:table-cell office:value-type="float" office:value="65.15">
            <text:p>65.15</text:p>
          </table:table-cell>
          <table:table-cell office:value-type="float" office:value="62.4">
            <text:p>62.4</text:p>
          </table:table-cell>
          <table:table-cell/>
          <table:table-cell table:formula="oooc:=ABS(([.C46]-[.B46])*100/[.B46])" office:value-type="float" office:value="5.67307692307692">
            <text:p>5.67</text:p>
          </table:table-cell>
          <table:table-cell table:formula="oooc:=ABS(([.D46]-[.B46])*100/[.B46])" office:value-type="float" office:value="6.1698717948718">
            <text:p>6.17</text:p>
          </table:table-cell>
          <table:table-cell table:formula="oooc:=ABS(([.E46]-[.B46])*100/[.B46])" office:value-type="float" office:value="4.40705128205129">
            <text:p>4.41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9.7">
            <text:p>59.7</text:p>
          </table:table-cell>
          <table:table-cell office:value-type="float" office:value="60.13">
            <text:p>60.13</text:p>
          </table:table-cell>
          <table:table-cell office:value-type="float" office:value="60.48">
            <text:p>60.48</text:p>
          </table:table-cell>
          <table:table-cell office:value-type="float" office:value="59.22">
            <text:p>59.22</text:p>
          </table:table-cell>
          <table:table-cell office:value-type="float" office:value="59.7">
            <text:p>59.7</text:p>
          </table:table-cell>
          <table:table-cell/>
          <table:table-cell table:formula="oooc:=ABS(([.C47]-[.B47])*100/[.B47])" office:value-type="float" office:value="0.720268006700167">
            <text:p>0.72</text:p>
          </table:table-cell>
          <table:table-cell table:formula="oooc:=ABS(([.D47]-[.B47])*100/[.B47])" office:value-type="float" office:value="1.30653266331657">
            <text:p>1.31</text:p>
          </table:table-cell>
          <table:table-cell table:formula="oooc:=ABS(([.E47]-[.B47])*100/[.B47])" office:value-type="float" office:value="0.804020100502519">
            <text:p>0.8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7.7">
            <text:p>47.7</text:p>
          </table:table-cell>
          <table:table-cell office:value-type="float" office:value="45.71">
            <text:p>45.71</text:p>
          </table:table-cell>
          <table:table-cell office:value-type="float" office:value="46.06">
            <text:p>46.06</text:p>
          </table:table-cell>
          <table:table-cell office:value-type="float" office:value="44.8">
            <text:p>44.8</text:p>
          </table:table-cell>
          <table:table-cell office:value-type="float" office:value="47.7">
            <text:p>47.7</text:p>
          </table:table-cell>
          <table:table-cell/>
          <table:table-cell table:formula="oooc:=ABS(([.C48]-[.B48])*100/[.B48])" office:value-type="float" office:value="4.17190775681342">
            <text:p>4.17</text:p>
          </table:table-cell>
          <table:table-cell table:formula="oooc:=ABS(([.D48]-[.B48])*100/[.B48])" office:value-type="float" office:value="3.43815513626834">
            <text:p>3.44</text:p>
          </table:table-cell>
          <table:table-cell table:formula="oooc:=ABS(([.E48]-[.B48])*100/[.B48])" office:value-type="float" office:value="6.07966457023062">
            <text:p>6.08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3.1">
            <text:p>63.1</text:p>
          </table:table-cell>
          <table:table-cell office:value-type="float" office:value="62.64">
            <text:p>62.64</text:p>
          </table:table-cell>
          <table:table-cell office:value-type="float" office:value="62.99">
            <text:p>62.99</text:p>
          </table:table-cell>
          <table:table-cell office:value-type="float" office:value="61.74">
            <text:p>61.74</text:p>
          </table:table-cell>
          <table:table-cell office:value-type="float" office:value="63.1">
            <text:p>63.1</text:p>
          </table:table-cell>
          <table:table-cell/>
          <table:table-cell table:formula="oooc:=ABS(([.C49]-[.B49])*100/[.B49])" office:value-type="float" office:value="0.729001584786055">
            <text:p>0.73</text:p>
          </table:table-cell>
          <table:table-cell table:formula="oooc:=ABS(([.D49]-[.B49])*100/[.B49])" office:value-type="float" office:value="0.174326465927099">
            <text:p>0.17</text:p>
          </table:table-cell>
          <table:table-cell table:formula="oooc:=ABS(([.E49]-[.B49])*100/[.B49])" office:value-type="float" office:value="2.15530903328051">
            <text:p>2.16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2.7">
            <text:p>42.7</text:p>
          </table:table-cell>
          <table:table-cell office:value-type="float" office:value="43.92">
            <text:p>43.92</text:p>
          </table:table-cell>
          <table:table-cell office:value-type="float" office:value="44.26">
            <text:p>44.26</text:p>
          </table:table-cell>
          <table:table-cell office:value-type="float" office:value="43.01">
            <text:p>43.01</text:p>
          </table:table-cell>
          <table:table-cell office:value-type="float" office:value="42.7">
            <text:p>42.7</text:p>
          </table:table-cell>
          <table:table-cell/>
          <table:table-cell table:formula="oooc:=ABS(([.C50]-[.B50])*100/[.B50])" office:value-type="float" office:value="2.85714285714285">
            <text:p>2.86</text:p>
          </table:table-cell>
          <table:table-cell table:formula="oooc:=ABS(([.D50]-[.B50])*100/[.B50])" office:value-type="float" office:value="3.65339578454331">
            <text:p>3.65</text:p>
          </table:table-cell>
          <table:table-cell table:formula="oooc:=ABS(([.E50]-[.B50])*100/[.B50])" office:value-type="float" office:value="0.725995316159239">
            <text:p>0.73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5.22">
            <text:p>45.22</text:p>
          </table:table-cell>
          <table:table-cell office:value-type="float" office:value="45.5">
            <text:p>45.5</text:p>
          </table:table-cell>
          <table:table-cell office:value-type="float" office:value="44.48">
            <text:p>44.48</text:p>
          </table:table-cell>
          <table:table-cell office:value-type="float" office:value="43.4">
            <text:p>43.4</text:p>
          </table:table-cell>
          <table:table-cell/>
          <table:table-cell table:formula="oooc:=ABS(([.C51]-[.B51])*100/[.B51])" office:value-type="float" office:value="4.19354838709677">
            <text:p>4.19</text:p>
          </table:table-cell>
          <table:table-cell table:formula="oooc:=ABS(([.D51]-[.B51])*100/[.B51])" office:value-type="float" office:value="4.83870967741936">
            <text:p>4.84</text:p>
          </table:table-cell>
          <table:table-cell table:formula="oooc:=ABS(([.E51]-[.B51])*100/[.B51])" office:value-type="float" office:value="2.48847926267281">
            <text:p>2.49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1.8">
            <text:p>51.8</text:p>
          </table:table-cell>
          <table:table-cell office:value-type="float" office:value="50.67">
            <text:p>50.67</text:p>
          </table:table-cell>
          <table:table-cell office:value-type="float" office:value="51.03">
            <text:p>51.03</text:p>
          </table:table-cell>
          <table:table-cell office:value-type="float" office:value="49.74">
            <text:p>49.74</text:p>
          </table:table-cell>
          <table:table-cell office:value-type="float" office:value="51.8">
            <text:p>51.8</text:p>
          </table:table-cell>
          <table:table-cell/>
          <table:table-cell table:formula="oooc:=ABS(([.C52]-[.B52])*100/[.B52])" office:value-type="float" office:value="2.18146718146717">
            <text:p>2.18</text:p>
          </table:table-cell>
          <table:table-cell table:formula="oooc:=ABS(([.D52]-[.B52])*100/[.B52])" office:value-type="float" office:value="1.48648648648648">
            <text:p>1.49</text:p>
          </table:table-cell>
          <table:table-cell table:formula="oooc:=ABS(([.E52]-[.B52])*100/[.B52])" office:value-type="float" office:value="3.97683397683397">
            <text:p>3.98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43.4">
            <text:p>43.4</text:p>
          </table:table-cell>
          <table:table-cell office:value-type="float" office:value="43.32">
            <text:p>43.32</text:p>
          </table:table-cell>
          <table:table-cell office:value-type="float" office:value="43.63">
            <text:p>43.63</text:p>
          </table:table-cell>
          <table:table-cell office:value-type="float" office:value="42.53">
            <text:p>42.53</text:p>
          </table:table-cell>
          <table:table-cell office:value-type="float" office:value="43.4">
            <text:p>43.4</text:p>
          </table:table-cell>
          <table:table-cell/>
          <table:table-cell table:formula="oooc:=ABS(([.C53]-[.B53])*100/[.B53])" office:value-type="float" office:value="0.184331797235019">
            <text:p>0.18</text:p>
          </table:table-cell>
          <table:table-cell table:formula="oooc:=ABS(([.D53]-[.B53])*100/[.B53])" office:value-type="float" office:value="0.5299539170507">
            <text:p>0.53</text:p>
          </table:table-cell>
          <table:table-cell table:formula="oooc:=ABS(([.E53]-[.B53])*100/[.B53])" office:value-type="float" office:value="2.00460829493087">
            <text:p>2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8.9">
            <text:p>38.9</text:p>
          </table:table-cell>
          <table:table-cell office:value-type="float" office:value="37.51">
            <text:p>37.51</text:p>
          </table:table-cell>
          <table:table-cell office:value-type="float" office:value="37.86">
            <text:p>37.86</text:p>
          </table:table-cell>
          <table:table-cell office:value-type="float" office:value="36.6">
            <text:p>36.6</text:p>
          </table:table-cell>
          <table:table-cell office:value-type="float" office:value="38.9">
            <text:p>38.9</text:p>
          </table:table-cell>
          <table:table-cell/>
          <table:table-cell table:formula="oooc:=ABS(([.C54]-[.B54])*100/[.B54])" office:value-type="float" office:value="3.573264781491">
            <text:p>3.57</text:p>
          </table:table-cell>
          <table:table-cell table:formula="oooc:=ABS(([.D54]-[.B54])*100/[.B54])" office:value-type="float" office:value="2.67352185089974">
            <text:p>2.67</text:p>
          </table:table-cell>
          <table:table-cell table:formula="oooc:=ABS(([.E54]-[.B54])*100/[.B54])" office:value-type="float" office:value="5.91259640102827">
            <text:p>5.91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5.3">
            <text:p>65.3</text:p>
          </table:table-cell>
          <table:table-cell office:value-type="float" office:value="65.95">
            <text:p>65.95</text:p>
          </table:table-cell>
          <table:table-cell office:value-type="float" office:value="66.29">
            <text:p>66.29</text:p>
          </table:table-cell>
          <table:table-cell office:value-type="float" office:value="65.08">
            <text:p>65.08</text:p>
          </table:table-cell>
          <table:table-cell office:value-type="float" office:value="65.3">
            <text:p>65.3</text:p>
          </table:table-cell>
          <table:table-cell/>
          <table:table-cell table:formula="oooc:=ABS(([.C55]-[.B55])*100/[.B55])" office:value-type="float" office:value="0.995405819295568">
            <text:p>1</text:p>
          </table:table-cell>
          <table:table-cell table:formula="oooc:=ABS(([.D55]-[.B55])*100/[.B55])" office:value-type="float" office:value="1.51607963246556">
            <text:p>1.52</text:p>
          </table:table-cell>
          <table:table-cell table:formula="oooc:=ABS(([.E55]-[.B55])*100/[.B55])" office:value-type="float" office:value="0.336906584992341">
            <text:p>0.34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27.2">
            <text:p>27.2</text:p>
          </table:table-cell>
          <table:table-cell office:value-type="float" office:value="25.67">
            <text:p>25.67</text:p>
          </table:table-cell>
          <table:table-cell office:value-type="float" office:value="26.03">
            <text:p>26.03</text:p>
          </table:table-cell>
          <table:table-cell office:value-type="float" office:value="24.74">
            <text:p>24.74</text:p>
          </table:table-cell>
          <table:table-cell office:value-type="float" office:value="27.2">
            <text:p>27.2</text:p>
          </table:table-cell>
          <table:table-cell/>
          <table:table-cell table:formula="oooc:=ABS(([.C56]-[.B56])*100/[.B56])" office:value-type="float" office:value="5.62499999999999">
            <text:p>5.63</text:p>
          </table:table-cell>
          <table:table-cell table:formula="oooc:=ABS(([.D56]-[.B56])*100/[.B56])" office:value-type="float" office:value="4.30147058823529">
            <text:p>4.3</text:p>
          </table:table-cell>
          <table:table-cell table:formula="oooc:=ABS(([.E56]-[.B56])*100/[.B56])" office:value-type="float" office:value="9.04411764705883">
            <text:p>9.04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60.8">
            <text:p>60.8</text:p>
          </table:table-cell>
          <table:table-cell office:value-type="float" office:value="62.34">
            <text:p>62.34</text:p>
          </table:table-cell>
          <table:table-cell office:value-type="float" office:value="62.67">
            <text:p>62.67</text:p>
          </table:table-cell>
          <table:table-cell office:value-type="float" office:value="61.46">
            <text:p>61.46</text:p>
          </table:table-cell>
          <table:table-cell office:value-type="float" office:value="60.8">
            <text:p>60.8</text:p>
          </table:table-cell>
          <table:table-cell/>
          <table:table-cell table:formula="oooc:=ABS(([.C57]-[.B57])*100/[.B57])" office:value-type="float" office:value="2.53289473684212">
            <text:p>2.53</text:p>
          </table:table-cell>
          <table:table-cell table:formula="oooc:=ABS(([.D57]-[.B57])*100/[.B57])" office:value-type="float" office:value="3.07565789473685">
            <text:p>3.08</text:p>
          </table:table-cell>
          <table:table-cell table:formula="oooc:=ABS(([.E57]-[.B57])*100/[.B57])" office:value-type="float" office:value="1.08552631578948">
            <text:p>1.09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4.1">
            <text:p>64.1</text:p>
          </table:table-cell>
          <table:table-cell office:value-type="float" office:value="63.74">
            <text:p>63.74</text:p>
          </table:table-cell>
          <table:table-cell office:value-type="float" office:value="64.09">
            <text:p>64.09</text:p>
          </table:table-cell>
          <table:table-cell office:value-type="float" office:value="62.84">
            <text:p>62.84</text:p>
          </table:table-cell>
          <table:table-cell office:value-type="float" office:value="64.1">
            <text:p>64.1</text:p>
          </table:table-cell>
          <table:table-cell/>
          <table:table-cell table:formula="oooc:=ABS(([.C58]-[.B58])*100/[.B58])" office:value-type="float" office:value="0.561622464898584">
            <text:p>0.56</text:p>
          </table:table-cell>
          <table:table-cell table:formula="oooc:=ABS(([.D58]-[.B58])*100/[.B58])" office:value-type="float" office:value="0.0156006240249468">
            <text:p>0.02</text:p>
          </table:table-cell>
          <table:table-cell table:formula="oooc:=ABS(([.E58]-[.B58])*100/[.B58])" office:value-type="float" office:value="1.96567862714507">
            <text:p>1.97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1.1">
            <text:p>61.1</text:p>
          </table:table-cell>
          <table:table-cell office:value-type="float" office:value="58.87">
            <text:p>58.87</text:p>
          </table:table-cell>
          <table:table-cell office:value-type="float" office:value="59.23">
            <text:p>59.23</text:p>
          </table:table-cell>
          <table:table-cell office:value-type="float" office:value="57.94">
            <text:p>57.94</text:p>
          </table:table-cell>
          <table:table-cell office:value-type="float" office:value="61.1">
            <text:p>61.1</text:p>
          </table:table-cell>
          <table:table-cell/>
          <table:table-cell table:formula="oooc:=ABS(([.C59]-[.B59])*100/[.B59])" office:value-type="float" office:value="3.64975450081834">
            <text:p>3.65</text:p>
          </table:table-cell>
          <table:table-cell table:formula="oooc:=ABS(([.D59]-[.B59])*100/[.B59])" office:value-type="float" office:value="3.06055646481179">
            <text:p>3.06</text:p>
          </table:table-cell>
          <table:table-cell table:formula="oooc:=ABS(([.E59]-[.B59])*100/[.B59])" office:value-type="float" office:value="5.17184942716858">
            <text:p>5.17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6">
            <text:p>66</text:p>
          </table:table-cell>
          <table:table-cell office:value-type="float" office:value="70.35">
            <text:p>70.35</text:p>
          </table:table-cell>
          <table:table-cell office:value-type="float" office:value="70.63">
            <text:p>70.63</text:p>
          </table:table-cell>
          <table:table-cell office:value-type="float" office:value="69.61">
            <text:p>69.61</text:p>
          </table:table-cell>
          <table:table-cell office:value-type="float" office:value="66">
            <text:p>66</text:p>
          </table:table-cell>
          <table:table-cell/>
          <table:table-cell table:formula="oooc:=ABS(([.C60]-[.B60])*100/[.B60])" office:value-type="float" office:value="6.59090909090908">
            <text:p>6.59</text:p>
          </table:table-cell>
          <table:table-cell table:formula="oooc:=ABS(([.D60]-[.B60])*100/[.B60])" office:value-type="float" office:value="7.01515151515151">
            <text:p>7.02</text:p>
          </table:table-cell>
          <table:table-cell table:formula="oooc:=ABS(([.E60]-[.B60])*100/[.B60])" office:value-type="float" office:value="5.46969696969697">
            <text:p>5.47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5.5">
            <text:p>65.5</text:p>
          </table:table-cell>
          <table:table-cell office:value-type="float" office:value="68.46">
            <text:p>68.46</text:p>
          </table:table-cell>
          <table:table-cell office:value-type="float" office:value="68.76">
            <text:p>68.76</text:p>
          </table:table-cell>
          <table:table-cell office:value-type="float" office:value="67.66">
            <text:p>67.66</text:p>
          </table:table-cell>
          <table:table-cell office:value-type="float" office:value="65.5">
            <text:p>65.5</text:p>
          </table:table-cell>
          <table:table-cell/>
          <table:table-cell table:formula="oooc:=ABS(([.C61]-[.B61])*100/[.B61])" office:value-type="float" office:value="4.51908396946564">
            <text:p>4.52</text:p>
          </table:table-cell>
          <table:table-cell table:formula="oooc:=ABS(([.D61]-[.B61])*100/[.B61])" office:value-type="float" office:value="4.97709923664123">
            <text:p>4.98</text:p>
          </table:table-cell>
          <table:table-cell table:formula="oooc:=ABS(([.E61]-[.B61])*100/[.B61])" office:value-type="float" office:value="3.29770992366412">
            <text:p>3.3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">
            <text:p>48</text:p>
          </table:table-cell>
          <table:table-cell office:value-type="float" office:value="51.63">
            <text:p>51.63</text:p>
          </table:table-cell>
          <table:table-cell office:value-type="float" office:value="51.91">
            <text:p>51.91</text:p>
          </table:table-cell>
          <table:table-cell office:value-type="float" office:value="50.89">
            <text:p>50.89</text:p>
          </table:table-cell>
          <table:table-cell office:value-type="float" office:value="48">
            <text:p>48</text:p>
          </table:table-cell>
          <table:table-cell/>
          <table:table-cell table:formula="oooc:=ABS(([.C62]-[.B62])*100/[.B62])" office:value-type="float" office:value="7.5625">
            <text:p>7.56</text:p>
          </table:table-cell>
          <table:table-cell table:formula="oooc:=ABS(([.D62]-[.B62])*100/[.B62])" office:value-type="float" office:value="8.14583333333333">
            <text:p>8.15</text:p>
          </table:table-cell>
          <table:table-cell table:formula="oooc:=ABS(([.E62]-[.B62])*100/[.B62])" office:value-type="float" office:value="6.02083333333333">
            <text:p>6.02</text:p>
          </table:table-cell>
          <table:table-cell/>
        </table:table-row>
        <table:table-row table:style-name="ro1">
          <table:table-cell office:value-type="string">
            <text:p>GTTCTATACTCTTGAAGTTGATTAC</text:p>
          </table:table-cell>
          <table:table-cell office:value-type="float" office:value="57.2">
            <text:p>57.2</text:p>
          </table:table-cell>
          <table:table-cell office:value-type="float" office:value="56.49">
            <text:p>56.49</text:p>
          </table:table-cell>
          <table:table-cell office:value-type="float" office:value="56.85">
            <text:p>56.85</text:p>
          </table:table-cell>
          <table:table-cell office:value-type="float" office:value="55.56">
            <text:p>55.56</text:p>
          </table:table-cell>
          <table:table-cell office:value-type="float" office:value="57.2">
            <text:p>57.2</text:p>
          </table:table-cell>
          <table:table-cell/>
          <table:table-cell table:formula="oooc:=ABS(([.C63]-[.B63])*100/[.B63])" office:value-type="float" office:value="1.24125874125874">
            <text:p>1.24</text:p>
          </table:table-cell>
          <table:table-cell table:formula="oooc:=ABS(([.D63]-[.B63])*100/[.B63])" office:value-type="float" office:value="0.611888111888114">
            <text:p>0.61</text:p>
          </table:table-cell>
          <table:table-cell table:formula="oooc:=ABS(([.E63]-[.B63])*100/[.B63])" office:value-type="float" office:value="2.86713286713287">
            <text:p>2.87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8.1">
            <text:p>48.1</text:p>
          </table:table-cell>
          <table:table-cell office:value-type="float" office:value="49.73">
            <text:p>49.73</text:p>
          </table:table-cell>
          <table:table-cell office:value-type="float" office:value="50.04">
            <text:p>50.04</text:p>
          </table:table-cell>
          <table:table-cell office:value-type="float" office:value="48.94">
            <text:p>48.94</text:p>
          </table:table-cell>
          <table:table-cell office:value-type="float" office:value="48.1">
            <text:p>48.1</text:p>
          </table:table-cell>
          <table:table-cell/>
          <table:table-cell table:formula="oooc:=ABS(([.C64]-[.B64])*100/[.B64])" office:value-type="float" office:value="3.38877338877338">
            <text:p>3.39</text:p>
          </table:table-cell>
          <table:table-cell table:formula="oooc:=ABS(([.D64]-[.B64])*100/[.B64])" office:value-type="float" office:value="4.03326403326403">
            <text:p>4.03</text:p>
          </table:table-cell>
          <table:table-cell table:formula="oooc:=ABS(([.E64]-[.B64])*100/[.B64])" office:value-type="float" office:value="1.74636174636174">
            <text:p>1.75</text:p>
          </table:table-cell>
          <table:table-cell/>
        </table:table-row>
        <table:table-row table:style-name="ro1">
          <table:table-cell office:value-type="string">
            <text:p>GATGCGCTCG</text:p>
          </table:table-cell>
          <table:table-cell office:value-type="float" office:value="44">
            <text:p>44</text:p>
          </table:table-cell>
          <table:table-cell office:value-type="float" office:value="42.07">
            <text:p>42.07</text:p>
          </table:table-cell>
          <table:table-cell office:value-type="float" office:value="42.43">
            <text:p>42.43</text:p>
          </table:table-cell>
          <table:table-cell office:value-type="float" office:value="41.14">
            <text:p>41.14</text:p>
          </table:table-cell>
          <table:table-cell office:value-type="float" office:value="44">
            <text:p>44</text:p>
          </table:table-cell>
          <table:table-cell/>
          <table:table-cell table:formula="oooc:=ABS(([.C65]-[.B65])*100/[.B65])" office:value-type="float" office:value="4.38636363636364">
            <text:p>4.39</text:p>
          </table:table-cell>
          <table:table-cell table:formula="oooc:=ABS(([.D65]-[.B65])*100/[.B65])" office:value-type="float" office:value="3.56818181818182">
            <text:p>3.57</text:p>
          </table:table-cell>
          <table:table-cell table:formula="oooc:=ABS(([.E65]-[.B65])*100/[.B65])"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CTTAAGATATGAGAACTTCAACTAATGTGT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9.37">
            <text:p>59.37</text:p>
          </table:table-cell>
          <table:table-cell office:value-type="float" office:value="58.07">
            <text:p>58.07</text:p>
          </table:table-cell>
          <table:table-cell office:value-type="float" office:value="61">
            <text:p>61</text:p>
          </table:table-cell>
          <table:table-cell/>
          <table:table-cell table:formula="oooc:=ABS(([.C66]-[.B66])*100/[.B66])" office:value-type="float" office:value="3.27868852459016">
            <text:p>3.28</text:p>
          </table:table-cell>
          <table:table-cell table:formula="oooc:=ABS(([.D66]-[.B66])*100/[.B66])" office:value-type="float" office:value="2.67213114754099">
            <text:p>2.67</text:p>
          </table:table-cell>
          <table:table-cell table:formula="oooc:=ABS(([.E66]-[.B66])*100/[.B66])" office:value-type="float" office:value="4.80327868852459">
            <text:p>4.8</text:p>
          </table:table-cell>
          <table:table-cell/>
        </table:table-row>
        <table:table-row table:style-name="ro1">
          <table:table-cell office:value-type="string">
            <text:p>CGTACACATGC</text:p>
          </table:table-cell>
          <table:table-cell office:value-type="float" office:value="45.7">
            <text:p>45.7</text:p>
          </table:table-cell>
          <table:table-cell office:value-type="float" office:value="46.13">
            <text:p>46.13</text:p>
          </table:table-cell>
          <table:table-cell office:value-type="float" office:value="46.46">
            <text:p>46.46</text:p>
          </table:table-cell>
          <table:table-cell office:value-type="float" office:value="45.25">
            <text:p>45.25</text:p>
          </table:table-cell>
          <table:table-cell office:value-type="float" office:value="45.7">
            <text:p>45.7</text:p>
          </table:table-cell>
          <table:table-cell/>
          <table:table-cell table:formula="oooc:=ABS(([.C67]-[.B67])*100/[.B67])" office:value-type="float" office:value="0.940919037199124">
            <text:p>0.94</text:p>
          </table:table-cell>
          <table:table-cell table:formula="oooc:=ABS(([.D67]-[.B67])*100/[.B67])" office:value-type="float" office:value="1.66301969365426">
            <text:p>1.66</text:p>
          </table:table-cell>
          <table:table-cell table:formula="oooc:=ABS(([.E67]-[.B67])*100/[.B67])" office:value-type="float" office:value="0.984682713347927">
            <text:p>0.98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51.9">
            <text:p>51.9</text:p>
          </table:table-cell>
          <table:table-cell office:value-type="float" office:value="49.81">
            <text:p>49.81</text:p>
          </table:table-cell>
          <table:table-cell office:value-type="float" office:value="50.16">
            <text:p>50.16</text:p>
          </table:table-cell>
          <table:table-cell office:value-type="float" office:value="48.9">
            <text:p>48.9</text:p>
          </table:table-cell>
          <table:table-cell office:value-type="float" office:value="51.9">
            <text:p>51.9</text:p>
          </table:table-cell>
          <table:table-cell/>
          <table:table-cell table:formula="oooc:=ABS(([.C68]-[.B68])*100/[.B68])" office:value-type="float" office:value="4.02697495183044">
            <text:p>4.03</text:p>
          </table:table-cell>
          <table:table-cell table:formula="oooc:=ABS(([.D68]-[.B68])*100/[.B68])" office:value-type="float" office:value="3.35260115606937">
            <text:p>3.35</text:p>
          </table:table-cell>
          <table:table-cell table:formula="oooc:=ABS(([.E68]-[.B68])*100/[.B68])" office:value-type="float" office:value="5.78034682080925">
            <text:p>5.78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38.9">
            <text:p>38.9</text:p>
          </table:table-cell>
          <table:table-cell office:value-type="float" office:value="40.28">
            <text:p>40.28</text:p>
          </table:table-cell>
          <table:table-cell office:value-type="float" office:value="40.64">
            <text:p>40.64</text:p>
          </table:table-cell>
          <table:table-cell office:value-type="float" office:value="39.35">
            <text:p>39.35</text:p>
          </table:table-cell>
          <table:table-cell office:value-type="float" office:value="38.9">
            <text:p>38.9</text:p>
          </table:table-cell>
          <table:table-cell/>
          <table:table-cell table:formula="oooc:=ABS(([.C69]-[.B69])*100/[.B69])" office:value-type="float" office:value="3.54755784061697">
            <text:p>3.55</text:p>
          </table:table-cell>
          <table:table-cell table:formula="oooc:=ABS(([.D69]-[.B69])*100/[.B69])" office:value-type="float" office:value="4.47300771208227">
            <text:p>4.47</text:p>
          </table:table-cell>
          <table:table-cell table:formula="oooc:=ABS(([.E69]-[.B69])*100/[.B69])" office:value-type="float" office:value="1.15681233933163">
            <text:p>1.1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6.2">
            <text:p>76.2</text:p>
          </table:table-cell>
          <table:table-cell office:value-type="float" office:value="78.74">
            <text:p>78.74</text:p>
          </table:table-cell>
          <table:table-cell office:value-type="float" office:value="79.07">
            <text:p>79.07</text:p>
          </table:table-cell>
          <table:table-cell office:value-type="float" office:value="77.86">
            <text:p>77.86</text:p>
          </table:table-cell>
          <table:table-cell office:value-type="float" office:value="76.2">
            <text:p>76.2</text:p>
          </table:table-cell>
          <table:table-cell/>
          <table:table-cell table:formula="oooc:=ABS(([.C70]-[.B70])*100/[.B70])" office:value-type="float" office:value="3.33333333333332">
            <text:p>3.33</text:p>
          </table:table-cell>
          <table:table-cell table:formula="oooc:=ABS(([.D70]-[.B70])*100/[.B70])" office:value-type="float" office:value="3.76640419947505">
            <text:p>3.77</text:p>
          </table:table-cell>
          <table:table-cell table:formula="oooc:=ABS(([.E70]-[.B70])*100/[.B70])" office:value-type="float" office:value="2.17847769028871">
            <text:p>2.18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8">
            <text:p>66.8</text:p>
          </table:table-cell>
          <table:table-cell office:value-type="float" office:value="70.22">
            <text:p>70.22</text:p>
          </table:table-cell>
          <table:table-cell office:value-type="float" office:value="70.5">
            <text:p>70.5</text:p>
          </table:table-cell>
          <table:table-cell office:value-type="float" office:value="69.48">
            <text:p>69.48</text:p>
          </table:table-cell>
          <table:table-cell office:value-type="float" office:value="66.8">
            <text:p>66.8</text:p>
          </table:table-cell>
          <table:table-cell/>
          <table:table-cell table:formula="oooc:=ABS(([.C71]-[.B71])*100/[.B71])" office:value-type="float" office:value="5.11976047904192">
            <text:p>5.12</text:p>
          </table:table-cell>
          <table:table-cell table:formula="oooc:=ABS(([.D71]-[.B71])*100/[.B71])" office:value-type="float" office:value="5.53892215568863">
            <text:p>5.54</text:p>
          </table:table-cell>
          <table:table-cell table:formula="oooc:=ABS(([.E71]-[.B71])*100/[.B71])" office:value-type="float" office:value="4.0119760479042">
            <text:p>4.01</text:p>
          </table:table-cell>
          <table:table-cell/>
        </table:table-row>
        <table:table-row table:style-name="ro1">
          <table:table-cell office:value-type="string">
            <text:p>AGCTGCAGTGGATGTGAGAA</text:p>
          </table:table-cell>
          <table:table-cell office:value-type="float" office:value="66.3">
            <text:p>66.3</text:p>
          </table:table-cell>
          <table:table-cell office:value-type="float" office:value="68.32">
            <text:p>68.32</text:p>
          </table:table-cell>
          <table:table-cell office:value-type="float" office:value="68.63">
            <text:p>68.63</text:p>
          </table:table-cell>
          <table:table-cell office:value-type="float" office:value="67.53">
            <text:p>67.53</text:p>
          </table:table-cell>
          <table:table-cell office:value-type="float" office:value="66.3">
            <text:p>66.3</text:p>
          </table:table-cell>
          <table:table-cell/>
          <table:table-cell table:formula="oooc:=ABS(([.C72]-[.B72])*100/[.B72])" office:value-type="float" office:value="3.04675716440422">
            <text:p>3.05</text:p>
          </table:table-cell>
          <table:table-cell table:formula="oooc:=ABS(([.D72]-[.B72])*100/[.B72])" office:value-type="float" office:value="3.51432880844645">
            <text:p>3.51</text:p>
          </table:table-cell>
          <table:table-cell table:formula="oooc:=ABS(([.E72]-[.B72])*100/[.B72])" office:value-type="float" office:value="1.85520361990951">
            <text:p>1.86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5.3">
            <text:p>75.3</text:p>
          </table:table-cell>
          <table:table-cell office:value-type="float" office:value="76.53">
            <text:p>76.53</text:p>
          </table:table-cell>
          <table:table-cell office:value-type="float" office:value="76.88">
            <text:p>76.88</text:p>
          </table:table-cell>
          <table:table-cell office:value-type="float" office:value="75.62">
            <text:p>75.62</text:p>
          </table:table-cell>
          <table:table-cell office:value-type="float" office:value="75.3">
            <text:p>75.3</text:p>
          </table:table-cell>
          <table:table-cell/>
          <table:table-cell table:formula="oooc:=ABS(([.C73]-[.B73])*100/[.B73])" office:value-type="float" office:value="1.63346613545817">
            <text:p>1.63</text:p>
          </table:table-cell>
          <table:table-cell table:formula="oooc:=ABS(([.D73]-[.B73])*100/[.B73])" office:value-type="float" office:value="2.09827357237716">
            <text:p>2.1</text:p>
          </table:table-cell>
          <table:table-cell table:formula="oooc:=ABS(([.E73]-[.B73])*100/[.B73])" office:value-type="float" office:value="0.424966799468801">
            <text:p>0.42</text:p>
          </table:table-cell>
          <table:table-cell/>
        </table:table-row>
        <table:table-row table:style-name="ro1">
          <table:table-cell office:value-type="string">
            <text:p>ATCGTCTGGA</text:p>
          </table:table-cell>
          <table:table-cell office:value-type="float" office:value="35.1">
            <text:p>35.1</text:p>
          </table:table-cell>
          <table:table-cell office:value-type="float" office:value="33.87">
            <text:p>33.87</text:p>
          </table:table-cell>
          <table:table-cell office:value-type="float" office:value="34.23">
            <text:p>34.23</text:p>
          </table:table-cell>
          <table:table-cell office:value-type="float" office:value="32.94">
            <text:p>32.94</text:p>
          </table:table-cell>
          <table:table-cell office:value-type="float" office:value="35.1">
            <text:p>35.1</text:p>
          </table:table-cell>
          <table:table-cell/>
          <table:table-cell table:formula="oooc:=ABS(([.C74]-[.B74])*100/[.B74])" office:value-type="float" office:value="3.50427350427352">
            <text:p>3.5</text:p>
          </table:table-cell>
          <table:table-cell table:formula="oooc:=ABS(([.D74]-[.B74])*100/[.B74])" office:value-type="float" office:value="2.47863247863249">
            <text:p>2.48</text:p>
          </table:table-cell>
          <table:table-cell table:formula="oooc:=ABS(([.E74]-[.B74])*100/[.B74])" office:value-type="float" office:value="6.15384615384616">
            <text:p>6.15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6">
            <text:p>36</text:p>
          </table:table-cell>
          <table:table-cell office:value-type="float" office:value="37.02">
            <text:p>37.02</text:p>
          </table:table-cell>
          <table:table-cell office:value-type="float" office:value="37.3">
            <text:p>37.3</text:p>
          </table:table-cell>
          <table:table-cell office:value-type="float" office:value="36.28">
            <text:p>36.28</text:p>
          </table:table-cell>
          <table:table-cell office:value-type="float" office:value="36">
            <text:p>36</text:p>
          </table:table-cell>
          <table:table-cell/>
          <table:table-cell table:formula="oooc:=ABS(([.C75]-[.B75])*100/[.B75])" office:value-type="float" office:value="2.83333333333334">
            <text:p>2.83</text:p>
          </table:table-cell>
          <table:table-cell table:formula="oooc:=ABS(([.D75]-[.B75])*100/[.B75])" office:value-type="float" office:value="3.6111111111111">
            <text:p>3.61</text:p>
          </table:table-cell>
          <table:table-cell table:formula="oooc:=ABS(([.E75]-[.B75])*100/[.B75])" office:value-type="float" office:value="0.777777777777781">
            <text:p>0.78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1.9">
            <text:p>61.9</text:p>
          </table:table-cell>
          <table:table-cell office:value-type="float" office:value="60.1">
            <text:p>60.1</text:p>
          </table:table-cell>
          <table:table-cell office:value-type="float" office:value="60.47">
            <text:p>60.47</text:p>
          </table:table-cell>
          <table:table-cell office:value-type="float" office:value="59.17">
            <text:p>59.17</text:p>
          </table:table-cell>
          <table:table-cell office:value-type="float" office:value="61.9">
            <text:p>61.9</text:p>
          </table:table-cell>
          <table:table-cell/>
          <table:table-cell table:formula="oooc:=ABS(([.C76]-[.B76])*100/[.B76])" office:value-type="float" office:value="2.90791599353796">
            <text:p>2.91</text:p>
          </table:table-cell>
          <table:table-cell table:formula="oooc:=ABS(([.D76]-[.B76])*100/[.B76])" office:value-type="float" office:value="2.31017770597738">
            <text:p>2.31</text:p>
          </table:table-cell>
          <table:table-cell table:formula="oooc:=ABS(([.E76]-[.B76])*100/[.B76])" office:value-type="float" office:value="4.41033925686591">
            <text:p>4.41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4.9">
            <text:p>34.9</text:p>
          </table:table-cell>
          <table:table-cell office:value-type="float" office:value="35.12">
            <text:p>35.12</text:p>
          </table:table-cell>
          <table:table-cell office:value-type="float" office:value="35.43">
            <text:p>35.43</text:p>
          </table:table-cell>
          <table:table-cell office:value-type="float" office:value="34.33">
            <text:p>34.33</text:p>
          </table:table-cell>
          <table:table-cell office:value-type="float" office:value="34.9">
            <text:p>34.9</text:p>
          </table:table-cell>
          <table:table-cell/>
          <table:table-cell table:formula="oooc:=ABS(([.C77]-[.B77])*100/[.B77])" office:value-type="float" office:value="0.630372492836673">
            <text:p>0.63</text:p>
          </table:table-cell>
          <table:table-cell table:formula="oooc:=ABS(([.D77]-[.B77])*100/[.B77])" office:value-type="float" office:value="1.51862464183381">
            <text:p>1.52</text:p>
          </table:table-cell>
          <table:table-cell table:formula="oooc:=ABS(([.E77]-[.B77])*100/[.B77])" office:value-type="float" office:value="1.63323782234957">
            <text:p>1.63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7.3">
            <text:p>67.3</text:p>
          </table:table-cell>
          <table:table-cell office:value-type="float" office:value="71.45">
            <text:p>71.45</text:p>
          </table:table-cell>
          <table:table-cell office:value-type="float" office:value="71.73">
            <text:p>71.73</text:p>
          </table:table-cell>
          <table:table-cell office:value-type="float" office:value="70.71">
            <text:p>70.71</text:p>
          </table:table-cell>
          <table:table-cell office:value-type="float" office:value="67.3">
            <text:p>67.3</text:p>
          </table:table-cell>
          <table:table-cell/>
          <table:table-cell table:formula="oooc:=ABS(([.C78]-[.B78])*100/[.B78])" office:value-type="float" office:value="6.1664190193165">
            <text:p>6.17</text:p>
          </table:table-cell>
          <table:table-cell table:formula="oooc:=ABS(([.D78]-[.B78])*100/[.B78])" office:value-type="float" office:value="6.58246656760774">
            <text:p>6.58</text:p>
          </table:table-cell>
          <table:table-cell table:formula="oooc:=ABS(([.E78]-[.B78])*100/[.B78])" office:value-type="float" office:value="5.0668647845468">
            <text:p>5.07</text:p>
          </table:table-cell>
          <table:table-cell/>
        </table:table-row>
        <table:table-row table:style-name="ro1">
          <table:table-cell office:value-type="string">
            <text:p>CAGCCTCGTCGCAGC</text:p>
          </table:table-cell>
          <table:table-cell office:value-type="float" office:value="66.8">
            <text:p>66.8</text:p>
          </table:table-cell>
          <table:table-cell office:value-type="float" office:value="69.56">
            <text:p>69.56</text:p>
          </table:table-cell>
          <table:table-cell office:value-type="float" office:value="69.86">
            <text:p>69.86</text:p>
          </table:table-cell>
          <table:table-cell office:value-type="float" office:value="68.76">
            <text:p>68.76</text:p>
          </table:table-cell>
          <table:table-cell office:value-type="float" office:value="66.8">
            <text:p>66.8</text:p>
          </table:table-cell>
          <table:table-cell/>
          <table:table-cell table:formula="oooc:=ABS(([.C79]-[.B79])*100/[.B79])" office:value-type="float" office:value="4.13173652694612">
            <text:p>4.13</text:p>
          </table:table-cell>
          <table:table-cell table:formula="oooc:=ABS(([.D79]-[.B79])*100/[.B79])" office:value-type="float" office:value="4.5808383233533">
            <text:p>4.58</text:p>
          </table:table-cell>
          <table:table-cell table:formula="oooc:=ABS(([.E79]-[.B79])*100/[.B79])" office:value-type="float" office:value="2.93413173652696">
            <text:p>2.93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6.5">
            <text:p>56.5</text:p>
          </table:table-cell>
          <table:table-cell office:value-type="float" office:value="57.75">
            <text:p>57.75</text:p>
          </table:table-cell>
          <table:table-cell office:value-type="float" office:value="58.09">
            <text:p>58.09</text:p>
          </table:table-cell>
          <table:table-cell office:value-type="float" office:value="56.88">
            <text:p>56.88</text:p>
          </table:table-cell>
          <table:table-cell office:value-type="float" office:value="56.5">
            <text:p>56.5</text:p>
          </table:table-cell>
          <table:table-cell/>
          <table:table-cell table:formula="oooc:=ABS(([.C80]-[.B80])*100/[.B80])" office:value-type="float" office:value="2.21238938053097">
            <text:p>2.21</text:p>
          </table:table-cell>
          <table:table-cell table:formula="oooc:=ABS(([.D80]-[.B80])*100/[.B80])" office:value-type="float" office:value="2.8141592920354">
            <text:p>2.81</text:p>
          </table:table-cell>
          <table:table-cell table:formula="oooc:=ABS(([.E80]-[.B80])*100/[.B80])" office:value-type="float" office:value="0.67256637168142">
            <text:p>0.67</text:p>
          </table:table-cell>
          <table:table-cell/>
        </table:table-row>
        <table:table-row table:style-name="ro1">
          <table:table-cell office:value-type="string">
            <text:p>TTGTAGTCAT</text:p>
          </table:table-cell>
          <table:table-cell office:value-type="float" office:value="32.3">
            <text:p>32.3</text:p>
          </table:table-cell>
          <table:table-cell office:value-type="float" office:value="31.52">
            <text:p>31.52</text:p>
          </table:table-cell>
          <table:table-cell office:value-type="float" office:value="31.85">
            <text:p>31.85</text:p>
          </table:table-cell>
          <table:table-cell office:value-type="float" office:value="30.64">
            <text:p>30.64</text:p>
          </table:table-cell>
          <table:table-cell office:value-type="float" office:value="32.3">
            <text:p>32.3</text:p>
          </table:table-cell>
          <table:table-cell/>
          <table:table-cell table:formula="oooc:=ABS(([.C81]-[.B81])*100/[.B81])" office:value-type="float" office:value="2.41486068111454">
            <text:p>2.41</text:p>
          </table:table-cell>
          <table:table-cell table:formula="oooc:=ABS(([.D81]-[.B81])*100/[.B81])" office:value-type="float" office:value="1.39318885448915">
            <text:p>1.39</text:p>
          </table:table-cell>
          <table:table-cell table:formula="oooc:=ABS(([.E81]-[.B81])*100/[.B81])" office:value-type="float" office:value="5.13931888544891">
            <text:p>5.14</text:p>
          </table:table-cell>
          <table:table-cell/>
        </table:table-row>
        <table:table-row table:style-name="ro1">
          <table:table-cell office:value-type="string">
            <text:p>GGGACCGCCT</text:p>
          </table:table-cell>
          <table:table-cell office:value-type="float" office:value="48.3">
            <text:p>48.3</text:p>
          </table:table-cell>
          <table:table-cell office:value-type="float" office:value="46.17">
            <text:p>46.17</text:p>
          </table:table-cell>
          <table:table-cell office:value-type="float" office:value="46.53">
            <text:p>46.53</text:p>
          </table:table-cell>
          <table:table-cell office:value-type="float" office:value="45.24">
            <text:p>45.24</text:p>
          </table:table-cell>
          <table:table-cell office:value-type="float" office:value="48.3">
            <text:p>48.3</text:p>
          </table:table-cell>
          <table:table-cell/>
          <table:table-cell table:formula="oooc:=ABS(([.C82]-[.B82])*100/[.B82])" office:value-type="float" office:value="4.40993788819875">
            <text:p>4.41</text:p>
          </table:table-cell>
          <table:table-cell table:formula="oooc:=ABS(([.D82]-[.B82])*100/[.B82])" office:value-type="float" office:value="3.66459627329192">
            <text:p>3.66</text:p>
          </table:table-cell>
          <table:table-cell table:formula="oooc:=ABS(([.E82]-[.B82])*100/[.B82])" office:value-type="float" office:value="6.33540372670807">
            <text:p>6.34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5.1">
            <text:p>55.1</text:p>
          </table:table-cell>
          <table:table-cell office:value-type="float" office:value="55.54">
            <text:p>55.54</text:p>
          </table:table-cell>
          <table:table-cell office:value-type="float" office:value="55.89">
            <text:p>55.89</text:p>
          </table:table-cell>
          <table:table-cell office:value-type="float" office:value="54.64">
            <text:p>54.64</text:p>
          </table:table-cell>
          <table:table-cell office:value-type="float" office:value="55.1">
            <text:p>55.1</text:p>
          </table:table-cell>
          <table:table-cell/>
          <table:table-cell table:formula="oooc:=ABS(([.C83]-[.B83])*100/[.B83])" office:value-type="float" office:value="0.798548094373861">
            <text:p>0.8</text:p>
          </table:table-cell>
          <table:table-cell table:formula="oooc:=ABS(([.D83]-[.B83])*100/[.B83])" office:value-type="float" office:value="1.43375680580762">
            <text:p>1.43</text:p>
          </table:table-cell>
          <table:table-cell table:formula="oooc:=ABS(([.E83]-[.B83])*100/[.B83])" office:value-type="float" office:value="0.834845735027225">
            <text:p>0.83</text:p>
          </table:table-cell>
          <table:table-cell/>
        </table:table-row>
        <table:table-row table:style-name="ro1">
          <table:table-cell office:value-type="string">
            <text:p>CTGGTCTGGATCTGAGAACTTCAGG</text:p>
          </table:table-cell>
          <table:table-cell office:value-type="float" office:value="67.7">
            <text:p>67.7</text:p>
          </table:table-cell>
          <table:table-cell office:value-type="float" office:value="68.33">
            <text:p>68.33</text:p>
          </table:table-cell>
          <table:table-cell office:value-type="float" office:value="68.68">
            <text:p>68.68</text:p>
          </table:table-cell>
          <table:table-cell office:value-type="float" office:value="67.42">
            <text:p>67.42</text:p>
          </table:table-cell>
          <table:table-cell office:value-type="float" office:value="67.7">
            <text:p>67.7</text:p>
          </table:table-cell>
          <table:table-cell/>
          <table:table-cell table:formula="oooc:=ABS(([.C84]-[.B84])*100/[.B84])" office:value-type="float" office:value="0.930576070901027">
            <text:p>0.93</text:p>
          </table:table-cell>
          <table:table-cell table:formula="oooc:=ABS(([.D84]-[.B84])*100/[.B84])" office:value-type="float" office:value="1.44756277695717">
            <text:p>1.45</text:p>
          </table:table-cell>
          <table:table-cell table:formula="oooc:=ABS(([.E84]-[.B84])*100/[.B84])" office:value-type="float" office:value="0.413589364844906">
            <text:p>0.41</text:p>
          </table:table-cell>
          <table:table-cell/>
        </table:table-row>
        <table:table-row table:style-name="ro1">
          <table:table-cell office:value-type="string">
            <text:p>CAGTGGGCTCCTGGGCGTGCTGGTC</text:p>
          </table:table-cell>
          <table:table-cell office:value-type="float" office:value="73.5">
            <text:p>73.5</text:p>
          </table:table-cell>
          <table:table-cell office:value-type="float" office:value="72.89">
            <text:p>72.89</text:p>
          </table:table-cell>
          <table:table-cell office:value-type="float" office:value="73.25">
            <text:p>73.25</text:p>
          </table:table-cell>
          <table:table-cell office:value-type="float" office:value="71.96">
            <text:p>71.96</text:p>
          </table:table-cell>
          <table:table-cell office:value-type="float" office:value="73.5">
            <text:p>73.5</text:p>
          </table:table-cell>
          <table:table-cell/>
          <table:table-cell table:formula="oooc:=ABS(([.C85]-[.B85])*100/[.B85])" office:value-type="float" office:value="0.829931972789115">
            <text:p>0.83</text:p>
          </table:table-cell>
          <table:table-cell table:formula="oooc:=ABS(([.D85]-[.B85])*100/[.B85])" office:value-type="float" office:value="0.340136054421769">
            <text:p>0.34</text:p>
          </table:table-cell>
          <table:table-cell table:formula="oooc:=ABS(([.E85]-[.B85])*100/[.B85])" office:value-type="float" office:value="2.0952380952381">
            <text:p>2.1</text:p>
          </table:table-cell>
          <table:table-cell/>
        </table:table-row>
        <table:table-row table:style-name="ro1">
          <table:table-cell office:value-type="string">
            <text:p>AGTCTGGTCTGGATCTGAGAACTTCAGGCT</text:p>
          </table:table-cell>
          <table:table-cell office:value-type="float" office:value="72.5">
            <text:p>72.5</text:p>
          </table:table-cell>
          <table:table-cell office:value-type="float" office:value="73.05">
            <text:p>73.05</text:p>
          </table:table-cell>
          <table:table-cell office:value-type="float" office:value="73.39">
            <text:p>73.39</text:p>
          </table:table-cell>
          <table:table-cell office:value-type="float" office:value="72.18">
            <text:p>72.18</text:p>
          </table:table-cell>
          <table:table-cell office:value-type="float" office:value="72.5">
            <text:p>72.5</text:p>
          </table:table-cell>
          <table:table-cell/>
          <table:table-cell table:formula="oooc:=ABS(([.C86]-[.B86])*100/[.B86])" office:value-type="float" office:value="0.758620689655168">
            <text:p>0.76</text:p>
          </table:table-cell>
          <table:table-cell table:formula="oooc:=ABS(([.D86]-[.B86])*100/[.B86])" office:value-type="float" office:value="1.22758620689655">
            <text:p>1.23</text:p>
          </table:table-cell>
          <table:table-cell table:formula="oooc:=ABS(([.E86]-[.B86])*100/[.B86])" office:value-type="float" office:value="0.441379310344818">
            <text:p>0.44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7">
            <text:p>58.7</text:p>
          </table:table-cell>
          <table:table-cell office:value-type="float" office:value="63.25">
            <text:p>63.25</text:p>
          </table:table-cell>
          <table:table-cell office:value-type="float" office:value="63.53">
            <text:p>63.53</text:p>
          </table:table-cell>
          <table:table-cell office:value-type="float" office:value="62.51">
            <text:p>62.51</text:p>
          </table:table-cell>
          <table:table-cell office:value-type="float" office:value="58.7">
            <text:p>58.7</text:p>
          </table:table-cell>
          <table:table-cell/>
          <table:table-cell table:formula="oooc:=ABS(([.C87]-[.B87])*100/[.B87])" office:value-type="float" office:value="7.75127768313458">
            <text:p>7.75</text:p>
          </table:table-cell>
          <table:table-cell table:formula="oooc:=ABS(([.D87]-[.B87])*100/[.B87])" office:value-type="float" office:value="8.22827938671209">
            <text:p>8.23</text:p>
          </table:table-cell>
          <table:table-cell table:formula="oooc:=ABS(([.E87]-[.B87])*100/[.B87])" office:value-type="float" office:value="6.49063032367972">
            <text:p>6.49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8.2">
            <text:p>58.2</text:p>
          </table:table-cell>
          <table:table-cell office:value-type="float" office:value="62.02">
            <text:p>62.02</text:p>
          </table:table-cell>
          <table:table-cell office:value-type="float" office:value="62.3">
            <text:p>62.3</text:p>
          </table:table-cell>
          <table:table-cell office:value-type="float" office:value="61.28">
            <text:p>61.28</text:p>
          </table:table-cell>
          <table:table-cell office:value-type="float" office:value="58.2">
            <text:p>58.2</text:p>
          </table:table-cell>
          <table:table-cell/>
          <table:table-cell table:formula="oooc:=ABS(([.C88]-[.B88])*100/[.B88])" office:value-type="float" office:value="6.56357388316151">
            <text:p>6.56</text:p>
          </table:table-cell>
          <table:table-cell table:formula="oooc:=ABS(([.D88]-[.B88])*100/[.B88])" office:value-type="float" office:value="7.04467353951889">
            <text:p>7.04</text:p>
          </table:table-cell>
          <table:table-cell table:formula="oooc:=ABS(([.E88]-[.B88])*100/[.B88])" office:value-type="float" office:value="5.29209621993127">
            <text:p>5.29</text:p>
          </table:table-cell>
          <table:table-cell/>
        </table:table-row>
        <table:table-row table:style-name="ro1">
          <table:table-cell office:value-type="string">
            <text:p>GCAGTGGATGTGAGA</text:p>
          </table:table-cell>
          <table:table-cell office:value-type="float" office:value="58.1">
            <text:p>58.1</text:p>
          </table:table-cell>
          <table:table-cell office:value-type="float" office:value="61.36">
            <text:p>61.36</text:p>
          </table:table-cell>
          <table:table-cell office:value-type="float" office:value="61.66">
            <text:p>61.66</text:p>
          </table:table-cell>
          <table:table-cell office:value-type="float" office:value="60.56">
            <text:p>60.56</text:p>
          </table:table-cell>
          <table:table-cell office:value-type="float" office:value="58.1">
            <text:p>58.1</text:p>
          </table:table-cell>
          <table:table-cell/>
          <table:table-cell table:formula="oooc:=ABS(([.C89]-[.B89])*100/[.B89])" office:value-type="float" office:value="5.61101549053356">
            <text:p>5.61</text:p>
          </table:table-cell>
          <table:table-cell table:formula="oooc:=ABS(([.D89]-[.B89])*100/[.B89])" office:value-type="float" office:value="6.12736660929431">
            <text:p>6.13</text:p>
          </table:table-cell>
          <table:table-cell table:formula="oooc:=ABS(([.E89]-[.B89])*100/[.B89])" office:value-type="float" office:value="4.23407917383821">
            <text:p>4.23</text:p>
          </table:table-cell>
          <table:table-cell/>
        </table:table-row>
        <table:table-row table:style-name="ro1">
          <table:table-cell office:value-type="string">
            <text:p>TGATTCTACCTATGTGATTT</text:p>
          </table:table-cell>
          <table:table-cell office:value-type="float" office:value="57.7">
            <text:p>57.7</text:p>
          </table:table-cell>
          <table:table-cell office:value-type="float" office:value="60.12">
            <text:p>60.12</text:p>
          </table:table-cell>
          <table:table-cell office:value-type="float" office:value="60.43">
            <text:p>60.43</text:p>
          </table:table-cell>
          <table:table-cell office:value-type="float" office:value="59.33">
            <text:p>59.33</text:p>
          </table:table-cell>
          <table:table-cell office:value-type="float" office:value="57.7">
            <text:p>57.7</text:p>
          </table:table-cell>
          <table:table-cell/>
          <table:table-cell table:formula="oooc:=ABS(([.C90]-[.B90])*100/[.B90])" office:value-type="float" office:value="4.19410745233968">
            <text:p>4.19</text:p>
          </table:table-cell>
          <table:table-cell table:formula="oooc:=ABS(([.D90]-[.B90])*100/[.B90])" office:value-type="float" office:value="4.73136915077989">
            <text:p>4.73</text:p>
          </table:table-cell>
          <table:table-cell table:formula="oooc:=ABS(([.E90]-[.B90])*100/[.B90])" office:value-type="float" office:value="2.82495667244367">
            <text:p>2.82</text:p>
          </table:table-cell>
          <table:table-cell/>
        </table:table-row>
        <table:table-row table:style-name="ro1">
          <table:table-cell office:value-type="string">
            <text:p>TTCTACCTATGTGAT</text:p>
          </table:table-cell>
          <table:table-cell office:value-type="float" office:value="46.1">
            <text:p>46.1</text:p>
          </table:table-cell>
          <table:table-cell office:value-type="float" office:value="47.34">
            <text:p>47.34</text:p>
          </table:table-cell>
          <table:table-cell office:value-type="float" office:value="47.69">
            <text:p>47.69</text:p>
          </table:table-cell>
          <table:table-cell office:value-type="float" office:value="46.44">
            <text:p>46.44</text:p>
          </table:table-cell>
          <table:table-cell office:value-type="float" office:value="46.1">
            <text:p>46.1</text:p>
          </table:table-cell>
          <table:table-cell/>
          <table:table-cell table:formula="oooc:=ABS(([.C91]-[.B91])*100/[.B91])" office:value-type="float" office:value="2.68980477223428">
            <text:p>2.69</text:p>
          </table:table-cell>
          <table:table-cell table:formula="oooc:=ABS(([.D91]-[.B91])*100/[.B91])" office:value-type="float" office:value="3.44902386117136">
            <text:p>3.45</text:p>
          </table:table-cell>
          <table:table-cell table:formula="oooc:=ABS(([.E91]-[.B91])*100/[.B91])" office:value-type="float" office:value="0.737527114967454">
            <text:p>0.74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9">
            <text:p>46.9</text:p>
          </table:table-cell>
          <table:table-cell office:value-type="float" office:value="51.63">
            <text:p>51.63</text:p>
          </table:table-cell>
          <table:table-cell office:value-type="float" office:value="51.91">
            <text:p>51.91</text:p>
          </table:table-cell>
          <table:table-cell office:value-type="float" office:value="50.89">
            <text:p>50.89</text:p>
          </table:table-cell>
          <table:table-cell office:value-type="float" office:value="46.9">
            <text:p>46.9</text:p>
          </table:table-cell>
          <table:table-cell/>
          <table:table-cell table:formula="oooc:=ABS(([.C92]-[.B92])*100/[.B92])" office:value-type="float" office:value="10.0852878464819">
            <text:p>10.09</text:p>
          </table:table-cell>
          <table:table-cell table:formula="oooc:=ABS(([.D92]-[.B92])*100/[.B92])" office:value-type="float" office:value="10.682302771855">
            <text:p>10.68</text:p>
          </table:table-cell>
          <table:table-cell table:formula="oooc:=ABS(([.E92]-[.B92])*100/[.B92])" office:value-type="float" office:value="8.50746268656717">
            <text:p>8.51</text:p>
          </table:table-cell>
          <table:table-cell/>
        </table:table-row>
        <table:table-row table:style-name="ro1">
          <table:table-cell office:value-type="string">
            <text:p>CCATTGCTACC</text:p>
          </table:table-cell>
          <table:table-cell office:value-type="float" office:value="46.3">
            <text:p>46.3</text:p>
          </table:table-cell>
          <table:table-cell office:value-type="float" office:value="49.73">
            <text:p>49.73</text:p>
          </table:table-cell>
          <table:table-cell office:value-type="float" office:value="50.04">
            <text:p>50.04</text:p>
          </table:table-cell>
          <table:table-cell office:value-type="float" office:value="48.94">
            <text:p>48.94</text:p>
          </table:table-cell>
          <table:table-cell office:value-type="float" office:value="46.3">
            <text:p>46.3</text:p>
          </table:table-cell>
          <table:table-cell/>
          <table:table-cell table:formula="oooc:=ABS(([.C93]-[.B93])*100/[.B93])" office:value-type="float" office:value="7.40820734341253">
            <text:p>7.41</text:p>
          </table:table-cell>
          <table:table-cell table:formula="oooc:=ABS(([.D93]-[.B93])*100/[.B93])" office:value-type="float" office:value="8.07775377969763">
            <text:p>8.08</text:p>
          </table:table-cell>
          <table:table-cell table:formula="oooc:=ABS(([.E93]-[.B93])*100/[.B93])" office:value-type="float" office:value="5.70194384449244">
            <text:p>5.7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average</text:p>
          </table:table-cell>
          <table:table-cell table:formula="oooc:=AVERAGE([.H4:.H93])" office:value-type="float" office:value="3.46470472114234">
            <text:p>3.46</text:p>
          </table:table-cell>
          <table:table-cell table:formula="oooc:=AVERAGE([.I4:.I93])" office:value-type="float" office:value="3.5978741684753">
            <text:p>3.6</text:p>
          </table:table-cell>
          <table:table-cell table:formula="oooc:=AVERAGE([.J4:.J93])" office:value-type="float" office:value="3.4213374253943">
            <text:p>3.42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24/08/2009</text:date>, <text:time>15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8-24T14:56:14</meta:creation-date>
    <dc:creator>Computational Neurobiology</dc:creator>
    <dc:date>2009-08-24T15:28:27</dc:date>
    <meta:editing-cycles>3</meta:editing-cycles>
    <meta:editing-duration>PT32M20S</meta:editing-duration>
    <meta:user-defined meta:name="Info 1"/>
    <meta:user-defined meta:name="Info 2"/>
    <meta:user-defined meta:name="Info 3"/>
    <meta:user-defined meta:name="Info 4"/>
    <meta:document-statistic meta:table-count="3" meta:cell-count="8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 chart:regression-type="linear"/>
      <style:graphic-properties draw:stroke="none" svg:stroke-color="#579d1c" draw:fill-color="#579d1c"/>
      <style:text-properties fo:font-size="6pt" style:font-size-asian="6pt" style:font-size-complex="6pt"/>
    </style:style>
    <style:style style:name="ch14" style:family="chart">
      <style:graphic-properties svg:stroke-width="0cm" svg:stroke-color="#579d1c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8.045cm" svg:height="10.429cm" chart:class="chart:scatter" chart:style-name="ch1">
        <chart:title svg:x="4.233cm" svg:y="0.208cm" chart:style-name="ch2">
          <text:p>Approximative formulas and sodium equivalence</text:p>
        </chart:title>
        <chart:subtitle svg:x="7.593cm" svg:y="1cm" chart:style-name="ch3">
          <text:p>DNA sequences</text:p>
        </chart:subtitle>
        <chart:legend chart:legend-position="end" svg:x="14.284cm" svg:y="3.787cm" chart:style-name="ch4"/>
        <chart:plot-area chart:style-name="ch5" table:cell-range-address="Sheet1.B2:Sheet1.F93" chart:data-source-has-labels="row" svg:x="0.519cm" svg:y="1.737cm" svg:width="13.405cm" svg:height="8.268cm">
          <chart:axis chart:dimension="x" chart:name="primary-x" chart:style-name="ch6">
            <chart:title svg:x="6.318cm" svg:y="9.588cm" chart:style-name="ch7">
              <text:p>Experimental Tm</text:p>
            </chart:title>
          </chart:axis>
          <chart:axis chart:dimension="y" chart:name="primary-y" chart:style-name="ch6">
            <chart:title svg:x="0.361cm" svg:y="6.577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3:Sheet1.C93" chart:label-cell-address="Sheet1.C2:Sheet1.C2" chart:class="chart:scatter">
            <chart:domain table:cell-range-address="Sheet1.B3:Sheet1.B93"/>
            <chart:data-point chart:repeated="91"/>
          </chart:series>
          <chart:series chart:style-name="ch11" chart:values-cell-range-address="Sheet1.D3:Sheet1.D93" chart:label-cell-address="Sheet1.D2:Sheet1.D2" chart:class="chart:scatter">
            <chart:data-point chart:repeated="91"/>
          </chart:series>
          <chart:series chart:style-name="ch12" chart:values-cell-range-address="Sheet1.E3:Sheet1.E93" chart:label-cell-address="Sheet1.E2:Sheet1.E2" chart:class="chart:scatter">
            <chart:data-point chart:repeated="91"/>
          </chart:series>
          <chart:series chart:style-name="ch13" chart:values-cell-range-address="Sheet1.F3:Sheet1.F93" chart:label-cell-address="Sheet1.F2:Sheet1.F2" chart:class="chart:scatter">
            <chart:regression-curve chart:style-name="ch14"/>
            <chart:data-point chart:repeated="9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hs01 </text:p>
              </table:table-cell>
              <table:table-cell office:value-type="string">
                <text:p> mit96 </text:p>
              </table:table-cell>
              <table:table-cell office:value-type="string">
                <text:p> pey00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2">
                <text:p>44.2</text:p>
              </table:table-cell>
              <table:table-cell office:value-type="float" office:value="46.13">
                <text:p>46.13</text:p>
              </table:table-cell>
              <table:table-cell office:value-type="float" office:value="46.46">
                <text:p>46.46</text:p>
              </table:table-cell>
              <table:table-cell office:value-type="float" office:value="45.25">
                <text:p>45.2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43.92">
                <text:p>43.92</text:p>
              </table:table-cell>
              <table:table-cell office:value-type="float" office:value="44.26">
                <text:p>44.26</text:p>
              </table:table-cell>
              <table:table-cell office:value-type="float" office:value="43.01">
                <text:p>43.01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8">
                <text:p>55.8</text:p>
              </table:table-cell>
              <table:table-cell office:value-type="float" office:value="56.52">
                <text:p>56.52</text:p>
              </table:table-cell>
              <table:table-cell office:value-type="float" office:value="56.85">
                <text:p>56.85</text:p>
              </table:table-cell>
              <table:table-cell office:value-type="float" office:value="55.64">
                <text:p>55.64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6">
                <text:p>65.6</text:p>
              </table:table-cell>
              <table:table-cell office:value-type="float" office:value="64.69">
                <text:p>64.69</text:p>
              </table:table-cell>
              <table:table-cell office:value-type="float" office:value="65.05">
                <text:p>65.05</text:p>
              </table:table-cell>
              <table:table-cell office:value-type="float" office:value="63.76">
                <text:p>63.76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.3">
                <text:p>52.3</text:p>
              </table:table-cell>
              <table:table-cell office:value-type="float" office:value="51.9">
                <text:p>51.9</text:p>
              </table:table-cell>
              <table:table-cell office:value-type="float" office:value="52.27">
                <text:p>52.27</text:p>
              </table:table-cell>
              <table:table-cell office:value-type="float" office:value="50.97">
                <text:p>50.9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7">
                <text:p>68.7</text:p>
              </table:table-cell>
              <table:table-cell office:value-type="float" office:value="70.54">
                <text:p>70.54</text:p>
              </table:table-cell>
              <table:table-cell office:value-type="float" office:value="70.87">
                <text:p>70.87</text:p>
              </table:table-cell>
              <table:table-cell office:value-type="float" office:value="69.66">
                <text:p>69.66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4">
                <text:p>50.4</text:p>
              </table:table-cell>
              <table:table-cell office:value-type="float" office:value="55.05">
                <text:p>55.05</text:p>
              </table:table-cell>
              <table:table-cell office:value-type="float" office:value="55.33">
                <text:p>55.33</text:p>
              </table:table-cell>
              <table:table-cell office:value-type="float" office:value="54.31">
                <text:p>54.31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2">
                <text:p>50.2</text:p>
              </table:table-cell>
              <table:table-cell office:value-type="float" office:value="53.16">
                <text:p>53.16</text:p>
              </table:table-cell>
              <table:table-cell office:value-type="float" office:value="53.46">
                <text:p>53.46</text:p>
              </table:table-cell>
              <table:table-cell office:value-type="float" office:value="52.36">
                <text:p>52.36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2">
                <text:p>51.2</text:p>
              </table:table-cell>
              <table:table-cell office:value-type="float" office:value="53.42">
                <text:p>53.42</text:p>
              </table:table-cell>
              <table:table-cell office:value-type="float" office:value="53.7">
                <text:p>53.7</text:p>
              </table:table-cell>
              <table:table-cell office:value-type="float" office:value="52.68">
                <text:p>52.6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7">
                <text:p>50.7</text:p>
              </table:table-cell>
              <table:table-cell office:value-type="float" office:value="51.52">
                <text:p>51.52</text:p>
              </table:table-cell>
              <table:table-cell office:value-type="float" office:value="51.83">
                <text:p>51.83</text:p>
              </table:table-cell>
              <table:table-cell office:value-type="float" office:value="50.73">
                <text:p>50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8">
                <text:p>47.8</text:p>
              </table:table-cell>
              <table:table-cell office:value-type="float" office:value="49.55">
                <text:p>49.55</text:p>
              </table:table-cell>
              <table:table-cell office:value-type="float" office:value="49.89">
                <text:p>49.89</text:p>
              </table:table-cell>
              <table:table-cell office:value-type="float" office:value="48.68">
                <text:p>48.68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">
                <text:p>55.9</text:p>
              </table:table-cell>
              <table:table-cell office:value-type="float" office:value="57.52">
                <text:p>57.52</text:p>
              </table:table-cell>
              <table:table-cell office:value-type="float" office:value="57.8">
                <text:p>57.8</text:p>
              </table:table-cell>
              <table:table-cell office:value-type="float" office:value="56.78">
                <text:p>56.78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5">
                <text:p>55.5</text:p>
              </table:table-cell>
              <table:table-cell office:value-type="float" office:value="55.62">
                <text:p>55.62</text:p>
              </table:table-cell>
              <table:table-cell office:value-type="float" office:value="55.93">
                <text:p>55.93</text:p>
              </table:table-cell>
              <table:table-cell office:value-type="float" office:value="54.83">
                <text:p>54.83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1">
                <text:p>64.1</text:p>
              </table:table-cell>
              <table:table-cell office:value-type="float" office:value="64.85">
                <text:p>64.85</text:p>
              </table:table-cell>
              <table:table-cell office:value-type="float" office:value="65.19">
                <text:p>65.19</text:p>
              </table:table-cell>
              <table:table-cell office:value-type="float" office:value="63.98">
                <text:p>63.98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6">
                <text:p>71.6</text:p>
              </table:table-cell>
              <table:table-cell office:value-type="float" office:value="70.84">
                <text:p>70.84</text:p>
              </table:table-cell>
              <table:table-cell office:value-type="float" office:value="71.19">
                <text:p>71.19</text:p>
              </table:table-cell>
              <table:table-cell office:value-type="float" office:value="69.94">
                <text:p>69.94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3">
                <text:p>72.3</text:p>
              </table:table-cell>
              <table:table-cell office:value-type="float" office:value="72.92">
                <text:p>72.92</text:p>
              </table:table-cell>
              <table:table-cell office:value-type="float" office:value="73.25">
                <text:p>73.25</text:p>
              </table:table-cell>
              <table:table-cell office:value-type="float" office:value="72.04">
                <text:p>72.04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8">
                <text:p>77.8</text:p>
              </table:table-cell>
              <table:table-cell office:value-type="float" office:value="79.04">
                <text:p>79.04</text:p>
              </table:table-cell>
              <table:table-cell office:value-type="float" office:value="79.39">
                <text:p>79.39</text:p>
              </table:table-cell>
              <table:table-cell office:value-type="float" office:value="78.14">
                <text:p>78.14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3">
                <text:p>43.3</text:p>
              </table:table-cell>
              <table:table-cell office:value-type="float" office:value="43.7">
                <text:p>43.7</text:p>
              </table:table-cell>
              <table:table-cell office:value-type="float" office:value="44.07">
                <text:p>44.07</text:p>
              </table:table-cell>
              <table:table-cell office:value-type="float" office:value="42.77">
                <text:p>42.77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1.3">
                <text:p>71.3</text:p>
              </table:table-cell>
              <table:table-cell office:value-type="float" office:value="70.71">
                <text:p>70.71</text:p>
              </table:table-cell>
              <table:table-cell office:value-type="float" office:value="71.06">
                <text:p>71.06</text:p>
              </table:table-cell>
              <table:table-cell office:value-type="float" office:value="69.8">
                <text:p>69.8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2">
                <text:p>40.2</text:p>
              </table:table-cell>
              <table:table-cell office:value-type="float" office:value="40.28">
                <text:p>40.28</text:p>
              </table:table-cell>
              <table:table-cell office:value-type="float" office:value="40.64">
                <text:p>40.64</text:p>
              </table:table-cell>
              <table:table-cell office:value-type="float" office:value="39.35">
                <text:p>39.3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9">
                <text:p>73.9</text:p>
              </table:table-cell>
              <table:table-cell office:value-type="float" office:value="78.55">
                <text:p>78.55</text:p>
              </table:table-cell>
              <table:table-cell office:value-type="float" office:value="78.83">
                <text:p>78.83</text:p>
              </table:table-cell>
              <table:table-cell office:value-type="float" office:value="77.81">
                <text:p>77.81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6">
                <text:p>73.6</text:p>
              </table:table-cell>
              <table:table-cell office:value-type="float" office:value="76.66">
                <text:p>76.66</text:p>
              </table:table-cell>
              <table:table-cell office:value-type="float" office:value="76.96">
                <text:p>76.96</text:p>
              </table:table-cell>
              <table:table-cell office:value-type="float" office:value="75.86">
                <text:p>75.86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">
                <text:p>64.8</text:p>
              </table:table-cell>
              <table:table-cell office:value-type="float" office:value="64.72">
                <text:p>64.72</text:p>
              </table:table-cell>
              <table:table-cell office:value-type="float" office:value="65.05">
                <text:p>65.05</text:p>
              </table:table-cell>
              <table:table-cell office:value-type="float" office:value="63.84">
                <text:p>63.8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9">
                <text:p>73.9</text:p>
              </table:table-cell>
              <table:table-cell office:value-type="float" office:value="78.42">
                <text:p>78.42</text:p>
              </table:table-cell>
              <table:table-cell office:value-type="float" office:value="78.7">
                <text:p>78.7</text:p>
              </table:table-cell>
              <table:table-cell office:value-type="float" office:value="77.68">
                <text:p>77.68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.4">
                <text:p>73.4</text:p>
              </table:table-cell>
              <table:table-cell office:value-type="float" office:value="76.52">
                <text:p>76.52</text:p>
              </table:table-cell>
              <table:table-cell office:value-type="float" office:value="76.83">
                <text:p>76.83</text:p>
              </table:table-cell>
              <table:table-cell office:value-type="float" office:value="75.73">
                <text:p>75.73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6">
                <text:p>78.6</text:p>
              </table:table-cell>
              <table:table-cell office:value-type="float" office:value="81.25">
                <text:p>81.25</text:p>
              </table:table-cell>
              <table:table-cell office:value-type="float" office:value="81.59">
                <text:p>81.59</text:p>
              </table:table-cell>
              <table:table-cell office:value-type="float" office:value="80.38">
                <text:p>80.38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6">
                <text:p>77.6</text:p>
              </table:table-cell>
              <table:table-cell office:value-type="float" office:value="84.24">
                <text:p>84.24</text:p>
              </table:table-cell>
              <table:table-cell office:value-type="float" office:value="84.52">
                <text:p>84.52</text:p>
              </table:table-cell>
              <table:table-cell office:value-type="float" office:value="83.5">
                <text:p>83.5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.3">
                <text:p>77.3</text:p>
              </table:table-cell>
              <table:table-cell office:value-type="float" office:value="82.34">
                <text:p>82.34</text:p>
              </table:table-cell>
              <table:table-cell office:value-type="float" office:value="82.65">
                <text:p>82.65</text:p>
              </table:table-cell>
              <table:table-cell office:value-type="float" office:value="81.55">
                <text:p>81.5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7">
                <text:p>79.7</text:p>
              </table:table-cell>
              <table:table-cell office:value-type="float" office:value="86.75">
                <text:p>86.75</text:p>
              </table:table-cell>
              <table:table-cell office:value-type="float" office:value="87.03">
                <text:p>87.03</text:p>
              </table:table-cell>
              <table:table-cell office:value-type="float" office:value="86.01">
                <text:p>86.01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4">
                <text:p>79.4</text:p>
              </table:table-cell>
              <table:table-cell office:value-type="float" office:value="84.86">
                <text:p>84.86</text:p>
              </table:table-cell>
              <table:table-cell office:value-type="float" office:value="85.16">
                <text:p>85.16</text:p>
              </table:table-cell>
              <table:table-cell office:value-type="float" office:value="84.06">
                <text:p>84.06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8">
                <text:p>48.8</text:p>
              </table:table-cell>
              <table:table-cell office:value-type="float" office:value="47.92">
                <text:p>47.92</text:p>
              </table:table-cell>
              <table:table-cell office:value-type="float" office:value="48.25">
                <text:p>48.25</text:p>
              </table:table-cell>
              <table:table-cell office:value-type="float" office:value="47.04">
                <text:p>47.04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8">
                <text:p>69.8</text:p>
              </table:table-cell>
              <table:table-cell office:value-type="float" office:value="67.2">
                <text:p>67.2</text:p>
              </table:table-cell>
              <table:table-cell office:value-type="float" office:value="67.57">
                <text:p>67.57</text:p>
              </table:table-cell>
              <table:table-cell office:value-type="float" office:value="66.27">
                <text:p>66.27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.1">
                <text:p>76.1</text:p>
              </table:table-cell>
              <table:table-cell office:value-type="float" office:value="75.4">
                <text:p>75.4</text:p>
              </table:table-cell>
              <table:table-cell office:value-type="float" office:value="75.77">
                <text:p>75.77</text:p>
              </table:table-cell>
              <table:table-cell office:value-type="float" office:value="74.47">
                <text:p>74.4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.9">
                <text:p>68.9</text:p>
              </table:table-cell>
              <table:table-cell office:value-type="float" office:value="67.07">
                <text:p>67.07</text:p>
              </table:table-cell>
              <table:table-cell office:value-type="float" office:value="67.43">
                <text:p>67.43</text:p>
              </table:table-cell>
              <table:table-cell office:value-type="float" office:value="66.14">
                <text:p>66.14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">
                <text:p>40.6</text:p>
              </table:table-cell>
              <table:table-cell office:value-type="float" office:value="39.72">
                <text:p>39.72</text:p>
              </table:table-cell>
              <table:table-cell office:value-type="float" office:value="40.05">
                <text:p>40.05</text:p>
              </table:table-cell>
              <table:table-cell office:value-type="float" office:value="38.84">
                <text:p>38.84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.6">
                <text:p>54.6</text:p>
              </table:table-cell>
              <table:table-cell office:value-type="float" office:value="54.31">
                <text:p>54.31</text:p>
              </table:table-cell>
              <table:table-cell office:value-type="float" office:value="54.66">
                <text:p>54.66</text:p>
              </table:table-cell>
              <table:table-cell office:value-type="float" office:value="53.4">
                <text:p>53.4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.7">
                <text:p>53.7</text:p>
              </table:table-cell>
              <table:table-cell office:value-type="float" office:value="52.02">
                <text:p>52.02</text:p>
              </table:table-cell>
              <table:table-cell office:value-type="float" office:value="52.35">
                <text:p>52.35</text:p>
              </table:table-cell>
              <table:table-cell office:value-type="float" office:value="51.14">
                <text:p>51.1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.3">
                <text:p>70.3</text:p>
              </table:table-cell>
              <table:table-cell office:value-type="float" office:value="76.04">
                <text:p>76.04</text:p>
              </table:table-cell>
              <table:table-cell office:value-type="float" office:value="76.32">
                <text:p>76.32</text:p>
              </table:table-cell>
              <table:table-cell office:value-type="float" office:value="75.3">
                <text:p>75.3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.8">
                <text:p>69.8</text:p>
              </table:table-cell>
              <table:table-cell office:value-type="float" office:value="74.14">
                <text:p>74.14</text:p>
              </table:table-cell>
              <table:table-cell office:value-type="float" office:value="74.45">
                <text:p>74.45</text:p>
              </table:table-cell>
              <table:table-cell office:value-type="float" office:value="73.35">
                <text:p>73.3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9">
                <text:p>30.9</text:p>
              </table:table-cell>
              <table:table-cell office:value-type="float" office:value="29.31">
                <text:p>29.31</text:p>
              </table:table-cell>
              <table:table-cell office:value-type="float" office:value="29.66">
                <text:p>29.66</text:p>
              </table:table-cell>
              <table:table-cell office:value-type="float" office:value="28.4">
                <text:p>28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7">
                <text:p>63.7</text:p>
              </table:table-cell>
              <table:table-cell office:value-type="float" office:value="62.51">
                <text:p>62.51</text:p>
              </table:table-cell>
              <table:table-cell office:value-type="float" office:value="62.86">
                <text:p>62.86</text:p>
              </table:table-cell>
              <table:table-cell office:value-type="float" office:value="61.6">
                <text:p>61.6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">
                <text:p>63</text:p>
              </table:table-cell>
              <table:table-cell office:value-type="float" office:value="67.84">
                <text:p>67.84</text:p>
              </table:table-cell>
              <table:table-cell office:value-type="float" office:value="68.12">
                <text:p>68.12</text:p>
              </table:table-cell>
              <table:table-cell office:value-type="float" office:value="67.1">
                <text:p>67.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.4">
                <text:p>62.4</text:p>
              </table:table-cell>
              <table:table-cell office:value-type="float" office:value="65.94">
                <text:p>65.94</text:p>
              </table:table-cell>
              <table:table-cell office:value-type="float" office:value="66.25">
                <text:p>66.25</text:p>
              </table:table-cell>
              <table:table-cell office:value-type="float" office:value="65.15">
                <text:p>65.15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7">
                <text:p>59.7</text:p>
              </table:table-cell>
              <table:table-cell office:value-type="float" office:value="60.13">
                <text:p>60.13</text:p>
              </table:table-cell>
              <table:table-cell office:value-type="float" office:value="60.48">
                <text:p>60.48</text:p>
              </table:table-cell>
              <table:table-cell office:value-type="float" office:value="59.22">
                <text:p>59.2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7">
                <text:p>47.7</text:p>
              </table:table-cell>
              <table:table-cell office:value-type="float" office:value="45.71">
                <text:p>45.71</text:p>
              </table:table-cell>
              <table:table-cell office:value-type="float" office:value="46.06">
                <text:p>46.06</text:p>
              </table:table-cell>
              <table:table-cell office:value-type="float" office:value="44.8">
                <text:p>44.8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.64">
                <text:p>62.64</text:p>
              </table:table-cell>
              <table:table-cell office:value-type="float" office:value="62.99">
                <text:p>62.99</text:p>
              </table:table-cell>
              <table:table-cell office:value-type="float" office:value="61.74">
                <text:p>61.7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7">
                <text:p>42.7</text:p>
              </table:table-cell>
              <table:table-cell office:value-type="float" office:value="43.92">
                <text:p>43.92</text:p>
              </table:table-cell>
              <table:table-cell office:value-type="float" office:value="44.26">
                <text:p>44.26</text:p>
              </table:table-cell>
              <table:table-cell office:value-type="float" office:value="43.01">
                <text:p>43.01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4">
                <text:p>43.4</text:p>
              </table:table-cell>
              <table:table-cell office:value-type="float" office:value="45.22">
                <text:p>45.22</text:p>
              </table:table-cell>
              <table:table-cell office:value-type="float" office:value="45.5">
                <text:p>45.5</text:p>
              </table:table-cell>
              <table:table-cell office:value-type="float" office:value="44.48">
                <text:p>44.48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8">
                <text:p>51.8</text:p>
              </table:table-cell>
              <table:table-cell office:value-type="float" office:value="50.67">
                <text:p>50.67</text:p>
              </table:table-cell>
              <table:table-cell office:value-type="float" office:value="51.03">
                <text:p>51.03</text:p>
              </table:table-cell>
              <table:table-cell office:value-type="float" office:value="49.74">
                <text:p>49.7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4">
                <text:p>43.4</text:p>
              </table:table-cell>
              <table:table-cell office:value-type="float" office:value="43.32">
                <text:p>43.32</text:p>
              </table:table-cell>
              <table:table-cell office:value-type="float" office:value="43.63">
                <text:p>43.63</text:p>
              </table:table-cell>
              <table:table-cell office:value-type="float" office:value="42.53">
                <text:p>42.5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9">
                <text:p>38.9</text:p>
              </table:table-cell>
              <table:table-cell office:value-type="float" office:value="37.51">
                <text:p>37.51</text:p>
              </table:table-cell>
              <table:table-cell office:value-type="float" office:value="37.86">
                <text:p>37.86</text:p>
              </table:table-cell>
              <table:table-cell office:value-type="float" office:value="36.6">
                <text:p>36.6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.3">
                <text:p>65.3</text:p>
              </table:table-cell>
              <table:table-cell office:value-type="float" office:value="65.95">
                <text:p>65.95</text:p>
              </table:table-cell>
              <table:table-cell office:value-type="float" office:value="66.29">
                <text:p>66.29</text:p>
              </table:table-cell>
              <table:table-cell office:value-type="float" office:value="65.08">
                <text:p>65.08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2">
                <text:p>27.2</text:p>
              </table:table-cell>
              <table:table-cell office:value-type="float" office:value="25.67">
                <text:p>25.67</text:p>
              </table:table-cell>
              <table:table-cell office:value-type="float" office:value="26.03">
                <text:p>26.03</text:p>
              </table:table-cell>
              <table:table-cell office:value-type="float" office:value="24.74">
                <text:p>24.7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8">
                <text:p>60.8</text:p>
              </table:table-cell>
              <table:table-cell office:value-type="float" office:value="62.34">
                <text:p>62.34</text:p>
              </table:table-cell>
              <table:table-cell office:value-type="float" office:value="62.67">
                <text:p>62.67</text:p>
              </table:table-cell>
              <table:table-cell office:value-type="float" office:value="61.46">
                <text:p>61.4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1">
                <text:p>64.1</text:p>
              </table:table-cell>
              <table:table-cell office:value-type="float" office:value="63.74">
                <text:p>63.74</text:p>
              </table:table-cell>
              <table:table-cell office:value-type="float" office:value="64.09">
                <text:p>64.09</text:p>
              </table:table-cell>
              <table:table-cell office:value-type="float" office:value="62.84">
                <text:p>62.84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.1">
                <text:p>61.1</text:p>
              </table:table-cell>
              <table:table-cell office:value-type="float" office:value="58.87">
                <text:p>58.87</text:p>
              </table:table-cell>
              <table:table-cell office:value-type="float" office:value="59.23">
                <text:p>59.23</text:p>
              </table:table-cell>
              <table:table-cell office:value-type="float" office:value="57.94">
                <text:p>57.9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0.35">
                <text:p>70.35</text:p>
              </table:table-cell>
              <table:table-cell office:value-type="float" office:value="70.63">
                <text:p>70.63</text:p>
              </table:table-cell>
              <table:table-cell office:value-type="float" office:value="69.61">
                <text:p>69.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5.5">
                <text:p>65.5</text:p>
              </table:table-cell>
              <table:table-cell office:value-type="float" office:value="68.46">
                <text:p>68.46</text:p>
              </table:table-cell>
              <table:table-cell office:value-type="float" office:value="68.76">
                <text:p>68.76</text:p>
              </table:table-cell>
              <table:table-cell office:value-type="float" office:value="67.66">
                <text:p>67.6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">
                <text:p>48</text:p>
              </table:table-cell>
              <table:table-cell office:value-type="float" office:value="51.63">
                <text:p>51.63</text:p>
              </table:table-cell>
              <table:table-cell office:value-type="float" office:value="51.91">
                <text:p>51.91</text:p>
              </table:table-cell>
              <table:table-cell office:value-type="float" office:value="50.89">
                <text:p>50.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.2">
                <text:p>57.2</text:p>
              </table:table-cell>
              <table:table-cell office:value-type="float" office:value="56.49">
                <text:p>56.49</text:p>
              </table:table-cell>
              <table:table-cell office:value-type="float" office:value="56.85">
                <text:p>56.85</text:p>
              </table:table-cell>
              <table:table-cell office:value-type="float" office:value="55.56">
                <text:p>55.5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.1">
                <text:p>48.1</text:p>
              </table:table-cell>
              <table:table-cell office:value-type="float" office:value="49.73">
                <text:p>49.73</text:p>
              </table:table-cell>
              <table:table-cell office:value-type="float" office:value="50.04">
                <text:p>50.04</text:p>
              </table:table-cell>
              <table:table-cell office:value-type="float" office:value="48.94">
                <text:p>48.94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">
                <text:p>44</text:p>
              </table:table-cell>
              <table:table-cell office:value-type="float" office:value="42.07">
                <text:p>42.07</text:p>
              </table:table-cell>
              <table:table-cell office:value-type="float" office:value="42.43">
                <text:p>42.43</text:p>
              </table:table-cell>
              <table:table-cell office:value-type="float" office:value="41.14">
                <text:p>41.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9.37">
                <text:p>59.37</text:p>
              </table:table-cell>
              <table:table-cell office:value-type="float" office:value="58.07">
                <text:p>58.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7">
                <text:p>45.7</text:p>
              </table:table-cell>
              <table:table-cell office:value-type="float" office:value="46.13">
                <text:p>46.13</text:p>
              </table:table-cell>
              <table:table-cell office:value-type="float" office:value="46.46">
                <text:p>46.46</text:p>
              </table:table-cell>
              <table:table-cell office:value-type="float" office:value="45.25">
                <text:p>45.25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9">
                <text:p>51.9</text:p>
              </table:table-cell>
              <table:table-cell office:value-type="float" office:value="49.81">
                <text:p>49.81</text:p>
              </table:table-cell>
              <table:table-cell office:value-type="float" office:value="50.16">
                <text:p>50.16</text:p>
              </table:table-cell>
              <table:table-cell office:value-type="float" office:value="48.9">
                <text:p>48.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.9">
                <text:p>38.9</text:p>
              </table:table-cell>
              <table:table-cell office:value-type="float" office:value="40.28">
                <text:p>40.28</text:p>
              </table:table-cell>
              <table:table-cell office:value-type="float" office:value="40.64">
                <text:p>40.64</text:p>
              </table:table-cell>
              <table:table-cell office:value-type="float" office:value="39.35">
                <text:p>39.35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6.2">
                <text:p>76.2</text:p>
              </table:table-cell>
              <table:table-cell office:value-type="float" office:value="78.74">
                <text:p>78.74</text:p>
              </table:table-cell>
              <table:table-cell office:value-type="float" office:value="79.07">
                <text:p>79.07</text:p>
              </table:table-cell>
              <table:table-cell office:value-type="float" office:value="77.86">
                <text:p>77.86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8">
                <text:p>66.8</text:p>
              </table:table-cell>
              <table:table-cell office:value-type="float" office:value="70.22">
                <text:p>70.22</text:p>
              </table:table-cell>
              <table:table-cell office:value-type="float" office:value="70.5">
                <text:p>70.5</text:p>
              </table:table-cell>
              <table:table-cell office:value-type="float" office:value="69.48">
                <text:p>69.48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3">
                <text:p>66.3</text:p>
              </table:table-cell>
              <table:table-cell office:value-type="float" office:value="68.32">
                <text:p>68.32</text:p>
              </table:table-cell>
              <table:table-cell office:value-type="float" office:value="68.63">
                <text:p>68.63</text:p>
              </table:table-cell>
              <table:table-cell office:value-type="float" office:value="67.53">
                <text:p>67.53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.3">
                <text:p>75.3</text:p>
              </table:table-cell>
              <table:table-cell office:value-type="float" office:value="76.53">
                <text:p>76.53</text:p>
              </table:table-cell>
              <table:table-cell office:value-type="float" office:value="76.88">
                <text:p>76.88</text:p>
              </table:table-cell>
              <table:table-cell office:value-type="float" office:value="75.62">
                <text:p>75.62</text:p>
              </table:table-cell>
              <table:table-cell office:value-type="float" office:value="75.3">
                <text:p>75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1">
                <text:p>35.1</text:p>
              </table:table-cell>
              <table:table-cell office:value-type="float" office:value="33.87">
                <text:p>33.87</text:p>
              </table:table-cell>
              <table:table-cell office:value-type="float" office:value="34.23">
                <text:p>34.23</text:p>
              </table:table-cell>
              <table:table-cell office:value-type="float" office:value="32.94">
                <text:p>32.94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37.02">
                <text:p>37.02</text:p>
              </table:table-cell>
              <table:table-cell office:value-type="float" office:value="37.3">
                <text:p>37.3</text:p>
              </table:table-cell>
              <table:table-cell office:value-type="float" office:value="36.28">
                <text:p>36.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1.9">
                <text:p>61.9</text:p>
              </table:table-cell>
              <table:table-cell office:value-type="float" office:value="60.1">
                <text:p>60.1</text:p>
              </table:table-cell>
              <table:table-cell office:value-type="float" office:value="60.47">
                <text:p>60.47</text:p>
              </table:table-cell>
              <table:table-cell office:value-type="float" office:value="59.17">
                <text:p>59.17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9">
                <text:p>34.9</text:p>
              </table:table-cell>
              <table:table-cell office:value-type="float" office:value="35.12">
                <text:p>35.12</text:p>
              </table:table-cell>
              <table:table-cell office:value-type="float" office:value="35.43">
                <text:p>35.43</text:p>
              </table:table-cell>
              <table:table-cell office:value-type="float" office:value="34.33">
                <text:p>34.33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.3">
                <text:p>67.3</text:p>
              </table:table-cell>
              <table:table-cell office:value-type="float" office:value="71.45">
                <text:p>71.45</text:p>
              </table:table-cell>
              <table:table-cell office:value-type="float" office:value="71.73">
                <text:p>71.73</text:p>
              </table:table-cell>
              <table:table-cell office:value-type="float" office:value="70.71">
                <text:p>70.71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.8">
                <text:p>66.8</text:p>
              </table:table-cell>
              <table:table-cell office:value-type="float" office:value="69.56">
                <text:p>69.56</text:p>
              </table:table-cell>
              <table:table-cell office:value-type="float" office:value="69.86">
                <text:p>69.86</text:p>
              </table:table-cell>
              <table:table-cell office:value-type="float" office:value="68.76">
                <text:p>68.7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.5">
                <text:p>56.5</text:p>
              </table:table-cell>
              <table:table-cell office:value-type="float" office:value="57.75">
                <text:p>57.75</text:p>
              </table:table-cell>
              <table:table-cell office:value-type="float" office:value="58.09">
                <text:p>58.09</text:p>
              </table:table-cell>
              <table:table-cell office:value-type="float" office:value="56.88">
                <text:p>56.8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3">
                <text:p>32.3</text:p>
              </table:table-cell>
              <table:table-cell office:value-type="float" office:value="31.52">
                <text:p>31.52</text:p>
              </table:table-cell>
              <table:table-cell office:value-type="float" office:value="31.85">
                <text:p>31.85</text:p>
              </table:table-cell>
              <table:table-cell office:value-type="float" office:value="30.64">
                <text:p>30.64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8.3">
                <text:p>48.3</text:p>
              </table:table-cell>
              <table:table-cell office:value-type="float" office:value="46.17">
                <text:p>46.17</text:p>
              </table:table-cell>
              <table:table-cell office:value-type="float" office:value="46.53">
                <text:p>46.53</text:p>
              </table:table-cell>
              <table:table-cell office:value-type="float" office:value="45.24">
                <text:p>45.2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.1">
                <text:p>55.1</text:p>
              </table:table-cell>
              <table:table-cell office:value-type="float" office:value="55.54">
                <text:p>55.54</text:p>
              </table:table-cell>
              <table:table-cell office:value-type="float" office:value="55.89">
                <text:p>55.89</text:p>
              </table:table-cell>
              <table:table-cell office:value-type="float" office:value="54.64">
                <text:p>54.64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.7">
                <text:p>67.7</text:p>
              </table:table-cell>
              <table:table-cell office:value-type="float" office:value="68.33">
                <text:p>68.33</text:p>
              </table:table-cell>
              <table:table-cell office:value-type="float" office:value="68.68">
                <text:p>68.68</text:p>
              </table:table-cell>
              <table:table-cell office:value-type="float" office:value="67.42">
                <text:p>67.42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.5">
                <text:p>73.5</text:p>
              </table:table-cell>
              <table:table-cell office:value-type="float" office:value="72.89">
                <text:p>72.89</text:p>
              </table:table-cell>
              <table:table-cell office:value-type="float" office:value="73.25">
                <text:p>73.25</text:p>
              </table:table-cell>
              <table:table-cell office:value-type="float" office:value="71.96">
                <text:p>71.96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5">
                <text:p>72.5</text:p>
              </table:table-cell>
              <table:table-cell office:value-type="float" office:value="73.05">
                <text:p>73.05</text:p>
              </table:table-cell>
              <table:table-cell office:value-type="float" office:value="73.39">
                <text:p>73.39</text:p>
              </table:table-cell>
              <table:table-cell office:value-type="float" office:value="72.18">
                <text:p>72.18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7">
                <text:p>58.7</text:p>
              </table:table-cell>
              <table:table-cell office:value-type="float" office:value="63.25">
                <text:p>63.25</text:p>
              </table:table-cell>
              <table:table-cell office:value-type="float" office:value="63.53">
                <text:p>63.53</text:p>
              </table:table-cell>
              <table:table-cell office:value-type="float" office:value="62.51">
                <text:p>62.51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.2">
                <text:p>58.2</text:p>
              </table:table-cell>
              <table:table-cell office:value-type="float" office:value="62.02">
                <text:p>62.02</text:p>
              </table:table-cell>
              <table:table-cell office:value-type="float" office:value="62.3">
                <text:p>62.3</text:p>
              </table:table-cell>
              <table:table-cell office:value-type="float" office:value="61.28">
                <text:p>61.2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.1">
                <text:p>58.1</text:p>
              </table:table-cell>
              <table:table-cell office:value-type="float" office:value="61.36">
                <text:p>61.36</text:p>
              </table:table-cell>
              <table:table-cell office:value-type="float" office:value="61.66">
                <text:p>61.66</text:p>
              </table:table-cell>
              <table:table-cell office:value-type="float" office:value="60.56">
                <text:p>60.5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.7">
                <text:p>57.7</text:p>
              </table:table-cell>
              <table:table-cell office:value-type="float" office:value="60.12">
                <text:p>60.12</text:p>
              </table:table-cell>
              <table:table-cell office:value-type="float" office:value="60.43">
                <text:p>60.43</text:p>
              </table:table-cell>
              <table:table-cell office:value-type="float" office:value="59.33">
                <text:p>59.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.1">
                <text:p>46.1</text:p>
              </table:table-cell>
              <table:table-cell office:value-type="float" office:value="47.34">
                <text:p>47.34</text:p>
              </table:table-cell>
              <table:table-cell office:value-type="float" office:value="47.69">
                <text:p>47.69</text:p>
              </table:table-cell>
              <table:table-cell office:value-type="float" office:value="46.44">
                <text:p>46.44</text:p>
              </table:table-cell>
              <table:table-cell office:value-type="float" office:value="46.1">
                <text:p>46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9">
                <text:p>46.9</text:p>
              </table:table-cell>
              <table:table-cell office:value-type="float" office:value="51.63">
                <text:p>51.63</text:p>
              </table:table-cell>
              <table:table-cell office:value-type="float" office:value="51.91">
                <text:p>51.91</text:p>
              </table:table-cell>
              <table:table-cell office:value-type="float" office:value="50.89">
                <text:p>50.89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3">
                <text:p>46.3</text:p>
              </table:table-cell>
              <table:table-cell office:value-type="float" office:value="49.73">
                <text:p>49.73</text:p>
              </table:table-cell>
              <table:table-cell office:value-type="float" office:value="50.04">
                <text:p>50.04</text:p>
              </table:table-cell>
              <table:table-cell office:value-type="float" office:value="48.94">
                <text:p>48.94</text:p>
              </table:table-cell>
              <table:table-cell office:value-type="float" office:value="46.3">
                <text:p>4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